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PUQHDF+Arial-BoldMT" svg:font-family="PUQHDF+Arial-BoldMT"/>
    <style:font-face style:name="VAUGVE+TimesNewRomanPSMT" svg:font-family="VAUGVE+TimesNewRomanPSMT"/>
    <style:font-face style:name="DejaVu Sans1" svg:font-family="'DejaVu Sans', 'Arial Unicode MS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Arial Unicode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style:text-autospace="none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1ec46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7fb9a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8e33e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fo:font-weight="bold" officeooo:paragraph-rsid="00270bc2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fo:font-weight="bold" officeooo:paragraph-rsid="002c5a39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officeooo:paragraph-rsid="006e85d0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style:font-name-asian="PUQHDF+Arial-BoldMT" style:font-name-complex="PUQHDF+Arial-BoldMT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000000" officeooo:paragraph-rsid="005b0be7" style:font-name-asian="PUQHDF+Arial-BoldMT" style:font-name-complex="PUQHDF+Arial-BoldM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4f1e96"/>
    </style:style>
    <style:style style:name="P15" style:family="paragraph" style:parent-style-name="Standard">
      <style:paragraph-properties fo:text-align="justify" style:justify-single-word="false"/>
      <style:text-properties officeooo:paragraph-rsid="002679b3"/>
    </style:style>
    <style:style style:name="P16" style:family="paragraph" style:parent-style-name="Standard">
      <style:paragraph-properties fo:text-align="justify" style:justify-single-word="false"/>
      <style:text-properties officeooo:paragraph-rsid="002addfe"/>
    </style:style>
    <style:style style:name="P17" style:family="paragraph" style:parent-style-name="Standard">
      <style:paragraph-properties fo:text-align="justify" style:justify-single-word="false"/>
      <style:text-properties officeooo:paragraph-rsid="00508019"/>
    </style:style>
    <style:style style:name="P18" style:family="paragraph" style:parent-style-name="Standard">
      <style:paragraph-properties fo:text-align="justify" style:justify-single-word="false"/>
      <style:text-properties officeooo:paragraph-rsid="00556238"/>
    </style:style>
    <style:style style:name="P19" style:family="paragraph" style:parent-style-name="Standard">
      <style:paragraph-properties fo:text-align="justify" style:justify-single-word="false" style:text-autospace="none"/>
      <style:text-properties officeooo:paragraph-rsid="006ecce8"/>
    </style:style>
    <style:style style:name="P20" style:family="paragraph" style:parent-style-name="Standard">
      <style:paragraph-properties fo:text-align="justify" style:justify-single-word="false" style:text-autospace="none"/>
      <style:text-properties officeooo:paragraph-rsid="00700ca5"/>
    </style:style>
    <style:style style:name="P21" style:family="paragraph" style:parent-style-name="Standard">
      <style:paragraph-properties fo:text-align="justify" style:justify-single-word="false"/>
      <style:text-properties officeooo:paragraph-rsid="007d0636"/>
    </style:style>
    <style:style style:name="P22" style:family="paragraph" style:parent-style-name="Standard">
      <style:paragraph-properties fo:text-align="justify" style:justify-single-word="false"/>
      <style:text-properties officeooo:paragraph-rsid="007fb9a0"/>
    </style:style>
    <style:style style:name="P23" style:family="paragraph" style:parent-style-name="Standard">
      <style:paragraph-properties fo:text-align="justify" style:justify-single-word="false"/>
      <style:text-properties officeooo:paragraph-rsid="008b49d0"/>
    </style:style>
    <style:style style:name="P24" style:family="paragraph" style:parent-style-name="Standard">
      <style:paragraph-properties fo:text-align="justify" style:justify-single-word="false"/>
      <style:text-properties officeooo:paragraph-rsid="00915507"/>
    </style:style>
    <style:style style:name="P25" style:family="paragraph" style:parent-style-name="Standard">
      <style:paragraph-properties fo:text-align="justify" style:justify-single-word="false"/>
      <style:text-properties officeooo:paragraph-rsid="0092f6fb"/>
    </style:style>
    <style:style style:name="P26" style:family="paragraph" style:parent-style-name="Standard">
      <style:paragraph-properties fo:text-align="justify" style:justify-single-word="false"/>
      <style:text-properties officeooo:paragraph-rsid="009e18e6"/>
    </style:style>
    <style:style style:name="P2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8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9" style:family="paragraph" style:parent-style-name="Standard" style:master-page-name="Standard">
      <style:paragraph-properties fo:text-align="justify" style:justify-single-word="false" style:page-number="auto"/>
    </style:style>
    <style:style style:name="P30" style:family="paragraph" style:parent-style-name="Header">
      <style:text-properties officeooo:paragraph-rsid="00894f54"/>
    </style:style>
    <style:style style:name="P31" style:family="paragraph" style:parent-style-name="Footer">
      <style:text-properties officeooo:paragraph-rsid="006856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444444"/>
    </style:style>
    <style:style style:name="T3" style:family="text">
      <style:text-properties fo:color="#444444" fo:font-weight="bold" style:font-weight-asian="bold" style:font-weight-complex="bold"/>
    </style:style>
    <style:style style:name="T4" style:family="text">
      <style:text-properties fo:color="#444444" fo:font-style="italic" style:font-style-asian="italic" style:font-style-complex="italic"/>
    </style:style>
    <style:style style:name="T5" style:family="text">
      <style:text-properties fo:color="#444444" officeooo:rsid="001fd781"/>
    </style:style>
    <style:style style:name="T6" style:family="text">
      <style:text-properties fo:color="#333333"/>
    </style:style>
    <style:style style:name="T7" style:family="text">
      <style:text-properties fo:color="#333333" style:font-name="Arial" fo:font-size="9pt" style:font-size-asian="9pt"/>
    </style:style>
    <style:style style:name="T8" style:family="text">
      <style:text-properties fo:color="#333333" officeooo:rsid="009e18e6"/>
    </style:style>
    <style:style style:name="T9" style:family="text">
      <style:text-properties fo:color="#333333" fo:font-style="italic" style:font-style-asian="italic" style:font-style-complex="italic"/>
    </style:style>
    <style:style style:name="T10" style:family="text">
      <style:text-properties fo:color="#000000"/>
    </style:style>
    <style:style style:name="T11" style:family="text">
      <style:text-properties fo:color="#000000" fo:font-style="italic" style:font-style-asian="italic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fo:font-style="italic" officeooo:rsid="006f96bd" style:font-name-asian="PUQHDF+Arial-BoldMT" style:font-style-asian="italic" style:font-name-complex="PUQHDF+Arial-BoldMT" style:font-style-complex="italic"/>
    </style:style>
    <style:style style:name="T14" style:family="text">
      <style:text-properties fo:color="#000000" fo:font-style="italic" officeooo:rsid="00700ca5" style:font-name-asian="PUQHDF+Arial-BoldMT" style:font-style-asian="italic" style:font-name-complex="PUQHDF+Arial-BoldMT" style:font-style-complex="italic"/>
    </style:style>
    <style:style style:name="T15" style:family="text">
      <style:text-properties fo:color="#000000" style:font-name="Georgia" fo:font-size="9pt" style:font-size-asian="9pt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weight="bold" officeooo:rsid="0087313b" style:font-weight-asian="bold" style:font-weight-complex="bold"/>
    </style:style>
    <style:style style:name="T18" style:family="text">
      <style:text-properties fo:color="#000000" fo:font-weight="bold" officeooo:rsid="007bb366" style:font-weight-asian="bold" style:font-weight-complex="bold"/>
    </style:style>
    <style:style style:name="T19" style:family="text">
      <style:text-properties fo:color="#000000" fo:font-weight="bold" officeooo:rsid="0085d7ee" style:font-weight-asian="bold" style:font-weight-complex="bold"/>
    </style:style>
    <style:style style:name="T20" style:family="text">
      <style:text-properties fo:color="#000000" style:font-name-asian="PUQHDF+Arial-BoldMT" style:font-name-complex="PUQHDF+Arial-BoldMT"/>
    </style:style>
    <style:style style:name="T21" style:family="text">
      <style:text-properties fo:color="#000000" officeooo:rsid="00700ca5" style:font-name-asian="PUQHDF+Arial-BoldMT" style:font-name-complex="PUQHDF+Arial-BoldMT"/>
    </style:style>
    <style:style style:name="T22" style:family="text">
      <style:text-properties fo:color="#000000" officeooo:rsid="006ecce8" style:font-name-asian="PUQHDF+Arial-BoldMT" style:font-name-complex="PUQHDF+Arial-BoldMT"/>
    </style:style>
    <style:style style:name="T23" style:family="text">
      <style:text-properties fo:color="#000000" officeooo:rsid="00751a51" style:font-name-asian="PUQHDF+Arial-BoldMT" style:font-name-complex="PUQHDF+Arial-BoldMT"/>
    </style:style>
    <style:style style:name="T24" style:family="text">
      <style:text-properties fo:color="#000000" officeooo:rsid="00766e5e" style:font-name-asian="PUQHDF+Arial-BoldMT" style:font-name-complex="PUQHDF+Arial-BoldMT"/>
    </style:style>
    <style:style style:name="T25" style:family="text">
      <style:text-properties fo:color="#000000" officeooo:rsid="0077e91a" style:font-name-asian="PUQHDF+Arial-BoldMT" style:font-name-complex="PUQHDF+Arial-BoldMT"/>
    </style:style>
    <style:style style:name="T26" style:family="text">
      <style:text-properties fo:color="#000000" officeooo:rsid="00793091" style:font-name-asian="PUQHDF+Arial-BoldMT" style:font-name-complex="PUQHDF+Arial-BoldMT"/>
    </style:style>
    <style:style style:name="T27" style:family="text">
      <style:text-properties fo:color="#000000" officeooo:rsid="007980bf" style:font-name-asian="PUQHDF+Arial-BoldMT" style:font-name-complex="PUQHDF+Arial-BoldMT"/>
    </style:style>
    <style:style style:name="T28" style:family="text">
      <style:text-properties fo:color="#000000" officeooo:rsid="00700ca5" style:font-name-asian="PUQHDF+Arial-BoldMT"/>
    </style:style>
    <style:style style:name="T29" style:family="text">
      <style:text-properties fo:color="#000000" officeooo:rsid="003985fb"/>
    </style:style>
    <style:style style:name="T30" style:family="text">
      <style:text-properties fo:color="#000000" fo:font-style="normal" officeooo:rsid="0041e177" style:font-style-asian="normal" style:font-style-complex="normal"/>
    </style:style>
    <style:style style:name="T31" style:family="text">
      <style:text-properties fo:color="#000000" officeooo:rsid="00611533"/>
    </style:style>
    <style:style style:name="T32" style:family="text">
      <style:text-properties fo:color="#000000" officeooo:rsid="00625928"/>
    </style:style>
    <style:style style:name="T33" style:family="text">
      <style:text-properties fo:color="#000000" officeooo:rsid="00649bb6"/>
    </style:style>
    <style:style style:name="T34" style:family="text">
      <style:text-properties fo:color="#000000" officeooo:rsid="00654af4"/>
    </style:style>
    <style:style style:name="T35" style:family="text">
      <style:text-properties fo:color="#000000" officeooo:rsid="00780a0e"/>
    </style:style>
    <style:style style:name="T36" style:family="text">
      <style:text-properties fo:color="#000000" officeooo:rsid="0079d06a"/>
    </style:style>
    <style:style style:name="T37" style:family="text">
      <style:text-properties fo:color="#000000" officeooo:rsid="007bb366"/>
    </style:style>
    <style:style style:name="T38" style:family="text">
      <style:text-properties fo:color="#000000" officeooo:rsid="007c8c79"/>
    </style:style>
    <style:style style:name="T39" style:family="text">
      <style:text-properties fo:color="#000000" officeooo:rsid="007fb9a0"/>
    </style:style>
    <style:style style:name="T40" style:family="text">
      <style:text-properties fo:color="#000000" officeooo:rsid="008be422"/>
    </style:style>
    <style:style style:name="T41" style:family="text">
      <style:text-properties fo:color="#000000" officeooo:rsid="008e33e4"/>
    </style:style>
    <style:style style:name="T42" style:family="text">
      <style:text-properties fo:color="#000000" officeooo:rsid="009e18e6"/>
    </style:style>
    <style:style style:name="T43" style:family="text">
      <style:text-properties fo:color="#272627" style:font-name-asian="PUQHDF+Arial-BoldMT" style:font-name-complex="PUQHDF+Arial-BoldMT"/>
    </style:style>
    <style:style style:name="T44" style:family="text">
      <style:text-properties fo:color="#272627" officeooo:rsid="005580e1" style:font-name-asian="PUQHDF+Arial-BoldMT" style:font-name-complex="PUQHDF+Arial-BoldMT"/>
    </style:style>
    <style:style style:name="T45" style:family="text">
      <style:text-properties fo:color="#272627" officeooo:rsid="00751a51" style:font-name-asian="PUQHDF+Arial-BoldMT" style:font-name-complex="PUQHDF+Arial-BoldMT"/>
    </style:style>
    <style:style style:name="T46" style:family="text">
      <style:text-properties fo:color="#272627" style:font-name-asian="VAUGVE+TimesNewRomanPSMT" style:font-name-complex="VAUGVE+TimesNewRomanPSMT"/>
    </style:style>
    <style:style style:name="T47" style:family="text">
      <style:text-properties fo:color="#272627" officeooo:rsid="005580e1" style:font-name-asian="VAUGVE+TimesNewRomanPSMT" style:font-name-complex="VAUGVE+TimesNewRomanPSMT"/>
    </style:style>
    <style:style style:name="T48" style:family="text">
      <style:text-properties fo:font-style="normal" style:text-underline-style="none" officeooo:rsid="001af4ad" style:font-style-asian="normal" style:font-style-complex="normal"/>
    </style:style>
    <style:style style:name="T49" style:family="text">
      <style:text-properties fo:font-style="normal" officeooo:rsid="00596051" style:font-style-asian="normal" style:font-style-complex="normal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2201a8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officeooo:rsid="00222117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officeooo:rsid="006cefd6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79d15e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officeooo:rsid="006dd524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fo:font-weight="normal" officeooo:rsid="006f6a87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fo:font-weight="normal" officeooo:rsid="0060e6ea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fo:font-weight="normal" officeooo:rsid="007b1d44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fo:font-weight="normal" officeooo:rsid="007cc396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font-style="normal" fo:font-weight="normal" officeooo:rsid="0063d080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font-style="normal" fo:font-weight="normal" officeooo:rsid="0064f52d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style:font-name="Liberation Serif" fo:font-size="12pt" fo:letter-spacing="normal" fo:font-style="normal" fo:font-weight="normal" officeooo:rsid="00687cc6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style:font-name="Liberation Serif" fo:font-size="12pt" fo:letter-spacing="normal" fo:font-style="normal" fo:font-weight="normal" officeooo:rsid="007090b1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style:font-name="Liberation Serif" fo:font-size="12pt" fo:letter-spacing="normal" fo:font-style="normal" fo:font-weight="normal" officeooo:rsid="0072df9a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style:font-name="Liberation Serif" fo:font-size="12pt" fo:letter-spacing="normal" fo:font-style="normal" fo:font-weight="normal" officeooo:rsid="007e9fe0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00" style:font-name="Liberation Serif" fo:font-size="12pt" fo:letter-spacing="normal" fo:font-style="normal" fo:font-weight="normal" officeooo:rsid="007d5951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fo:font-weight="normal" officeooo:rsid="007f3ae7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000000" style:font-name="Liberation Serif" fo:font-size="12pt" fo:letter-spacing="normal" fo:font-style="normal" fo:font-weight="normal" officeooo:rsid="007f6887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000000" style:font-name="Liberation Serif" fo:font-size="12pt" fo:letter-spacing="normal" fo:font-style="normal" fo:font-weight="normal" officeooo:rsid="0077001d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style:font-name="Liberation Serif" fo:font-size="12pt" fo:letter-spacing="normal" fo:font-style="normal" fo:font-weight="normal" officeooo:rsid="0074b96e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000000" style:font-name="Liberation Serif" fo:font-size="12pt" fo:letter-spacing="normal" fo:font-style="normal" fo:font-weight="normal" officeooo:rsid="006afbfa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000000" style:font-name="Liberation Serif" fo:font-size="12pt" fo:letter-spacing="normal" fo:font-style="normal" fo:font-weight="normal" officeooo:rsid="0069048a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0000" style:font-name="Liberation Serif" fo:font-size="12pt" fo:letter-spacing="normal" fo:font-style="normal" fo:font-weight="normal" officeooo:rsid="00251dd3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000000" style:font-name="Liberation Serif" fo:font-size="12pt" fo:letter-spacing="normal" fo:font-style="normal" fo:font-weight="normal" officeooo:rsid="002679b3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style:font-name="Liberation Serif" fo:font-size="12pt" fo:letter-spacing="normal" fo:font-style="normal" fo:font-weight="normal" officeooo:rsid="0028fc66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000000" style:font-name="Liberation Serif" fo:font-size="12pt" fo:letter-spacing="normal" fo:font-style="normal" fo:font-weight="normal" officeooo:rsid="00290f08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000000" style:font-name="Liberation Serif" fo:font-size="12pt" fo:letter-spacing="normal" fo:font-style="normal" fo:font-weight="normal" officeooo:rsid="002addfe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000000" style:font-name="Liberation Serif" fo:font-size="12pt" fo:letter-spacing="normal" fo:font-style="normal" fo:font-weight="normal" officeooo:rsid="002c5a39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000000" style:font-name="Liberation Serif" fo:font-size="12pt" fo:letter-spacing="normal" fo:font-style="normal" fo:font-weight="normal" officeooo:rsid="002d02dd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000000" style:font-name="Liberation Serif" fo:font-size="12pt" fo:letter-spacing="normal" fo:font-style="normal" fo:font-weight="normal" officeooo:rsid="002d73c6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000000" style:font-name="Liberation Serif" fo:font-size="12pt" fo:letter-spacing="normal" fo:font-style="normal" fo:font-weight="normal" officeooo:rsid="002db5a5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fo:color="#000000" style:font-name="Liberation Serif" fo:font-size="12pt" fo:letter-spacing="normal" fo:font-style="normal" fo:font-weight="normal" officeooo:rsid="002e3cdb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fo:color="#000000" style:font-name="Liberation Serif" fo:font-size="12pt" fo:letter-spacing="normal" fo:font-style="normal" fo:font-weight="normal" officeooo:rsid="002f5af4" style:font-size-asian="12pt" style:font-weight-asian="normal" style:font-size-complex="12pt" style:font-weight-complex="normal"/>
    </style:style>
    <style:style style:name="T83" style:family="text">
      <style:text-properties fo:font-variant="normal" fo:text-transform="none" fo:color="#000000" style:font-name="Liberation Serif" fo:font-size="12pt" fo:letter-spacing="normal" fo:font-style="normal" fo:font-weight="normal" officeooo:rsid="0030139c" style:font-size-asian="12pt" style:font-weight-asian="normal" style:font-size-complex="12pt" style:font-weight-complex="normal"/>
    </style:style>
    <style:style style:name="T84" style:family="text">
      <style:text-properties fo:font-variant="normal" fo:text-transform="none" fo:color="#000000" style:font-name="Liberation Serif" fo:font-size="12pt" fo:letter-spacing="normal" fo:font-style="normal" fo:font-weight="normal" officeooo:rsid="0030f7ba" style:font-size-asian="12pt" style:font-weight-asian="normal" style:font-size-complex="12pt" style:font-weight-complex="normal"/>
    </style:style>
    <style:style style:name="T85" style:family="text">
      <style:text-properties fo:font-variant="normal" fo:text-transform="none" fo:color="#000000" style:font-name="Liberation Serif" fo:font-size="12pt" fo:letter-spacing="normal" fo:font-style="normal" fo:font-weight="normal" officeooo:rsid="003112d9" style:font-size-asian="12pt" style:font-weight-asian="normal" style:font-size-complex="12pt" style:font-weight-complex="normal"/>
    </style:style>
    <style:style style:name="T86" style:family="text">
      <style:text-properties fo:font-variant="normal" fo:text-transform="none" fo:color="#000000" style:font-name="Liberation Serif" fo:font-size="12pt" fo:letter-spacing="normal" fo:font-style="normal" fo:font-weight="normal" officeooo:rsid="0031c093" style:font-size-asian="12pt" style:font-weight-asian="normal" style:font-size-complex="12pt" style:font-weight-complex="normal"/>
    </style:style>
    <style:style style:name="T87" style:family="text">
      <style:text-properties fo:font-variant="normal" fo:text-transform="none" fo:color="#000000" style:font-name="Liberation Serif" fo:font-size="12pt" fo:letter-spacing="normal" fo:font-style="normal" fo:font-weight="normal" officeooo:rsid="00326774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color="#000000" style:font-name="Liberation Serif" fo:font-size="12pt" fo:letter-spacing="normal" fo:font-style="normal" fo:font-weight="normal" officeooo:rsid="003458b4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fo:color="#000000" style:font-name="Liberation Serif" fo:font-size="12pt" fo:letter-spacing="normal" fo:font-style="normal" fo:font-weight="normal" officeooo:rsid="00356202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000000" style:font-name="Liberation Serif" fo:font-size="12pt" fo:letter-spacing="normal" fo:font-style="normal" fo:font-weight="normal" officeooo:rsid="00371ba9" style:font-size-asian="12pt" style:font-weight-asian="normal" style:font-size-complex="12pt" style:font-weight-complex="normal"/>
    </style:style>
    <style:style style:name="T91" style:family="text">
      <style:text-properties fo:font-variant="normal" fo:text-transform="none" fo:color="#000000" style:font-name="Liberation Serif" fo:font-size="12pt" fo:letter-spacing="normal" fo:font-style="normal" fo:font-weight="normal" officeooo:rsid="003781b5" style:font-size-asian="12pt" style:font-weight-asian="normal" style:font-size-complex="12pt" style:font-weight-complex="normal"/>
    </style:style>
    <style:style style:name="T92" style:family="text">
      <style:text-properties fo:font-variant="normal" fo:text-transform="none" fo:color="#000000" style:font-name="Liberation Serif" fo:font-size="12pt" fo:letter-spacing="normal" fo:font-style="normal" fo:font-weight="normal" officeooo:rsid="0038c471" style:font-size-asian="12pt" style:font-weight-asian="normal" style:font-size-complex="12pt" style:font-weight-complex="normal"/>
    </style:style>
    <style:style style:name="T93" style:family="text">
      <style:text-properties fo:font-variant="normal" fo:text-transform="none" fo:color="#000000" style:font-name="Liberation Serif" fo:font-size="12pt" fo:letter-spacing="normal" fo:font-style="normal" fo:font-weight="normal" officeooo:rsid="003985fb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000000" style:font-name="Liberation Serif" fo:font-size="12pt" fo:letter-spacing="normal" fo:font-style="normal" fo:font-weight="normal" officeooo:rsid="00476575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000000" style:font-name="Liberation Serif" fo:font-size="12pt" fo:letter-spacing="normal" fo:font-style="normal" fo:font-weight="normal" officeooo:rsid="006ab4e1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fo:color="#000000" style:font-name="Liberation Serif" fo:font-size="12pt" fo:letter-spacing="normal" fo:font-style="normal" fo:font-weight="normal" officeooo:rsid="006c6655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fo:font-weight="normal" officeooo:rsid="006ca28d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000000" style:font-name="Liberation Serif" fo:font-size="12pt" fo:letter-spacing="normal" fo:font-style="normal" fo:font-weight="normal" officeooo:rsid="00406d96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variant="normal" fo:text-transform="none" fo:color="#000000" style:font-name="Liberation Serif" fo:font-size="12pt" fo:letter-spacing="normal" fo:font-style="normal" fo:font-weight="normal" officeooo:rsid="0052317f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fo:color="#000000" style:font-name="Liberation Serif" fo:font-size="12pt" fo:letter-spacing="normal" fo:font-style="normal" fo:font-weight="normal" officeooo:rsid="0042ad4e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variant="normal" fo:text-transform="none" fo:color="#000000" style:font-name="Liberation Serif" fo:font-size="12pt" fo:letter-spacing="normal" fo:font-style="normal" fo:font-weight="normal" officeooo:rsid="00448648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variant="normal" fo:text-transform="none" fo:color="#000000" style:font-name="Liberation Serif" fo:font-size="12pt" fo:letter-spacing="normal" fo:font-style="normal" fo:font-weight="normal" officeooo:rsid="00416406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variant="normal" fo:text-transform="none" fo:color="#000000" style:font-name="Liberation Serif" fo:font-size="12pt" fo:letter-spacing="normal" fo:font-style="normal" fo:font-weight="normal" officeooo:rsid="004ad9da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variant="normal" fo:text-transform="none" fo:color="#000000" style:font-name="Liberation Serif" fo:font-size="12pt" fo:letter-spacing="normal" fo:font-style="normal" fo:font-weight="normal" officeooo:rsid="003ed026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variant="normal" fo:text-transform="none" fo:color="#000000" style:font-name="Liberation Serif" fo:font-size="12pt" fo:letter-spacing="normal" fo:font-style="normal" fo:font-weight="normal" officeooo:rsid="003fe0c3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variant="normal" fo:text-transform="none" fo:color="#000000" style:font-name="Liberation Serif" fo:font-size="12pt" fo:letter-spacing="normal" fo:font-style="normal" fo:font-weight="normal" officeooo:rsid="0041c0ab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variant="normal" fo:text-transform="none" fo:color="#000000" style:font-name="Liberation Serif" fo:font-size="12pt" fo:letter-spacing="normal" fo:font-style="normal" fo:font-weight="normal" officeooo:rsid="0045544f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variant="normal" fo:text-transform="none" fo:color="#000000" style:font-name="Liberation Serif" fo:font-size="12pt" fo:letter-spacing="normal" fo:font-style="normal" fo:font-weight="normal" officeooo:rsid="004a589b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variant="normal" fo:text-transform="none" fo:color="#000000" style:font-name="Liberation Serif" fo:font-size="12pt" fo:letter-spacing="normal" fo:font-style="normal" fo:font-weight="normal" officeooo:rsid="00476dfa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variant="normal" fo:text-transform="none" fo:color="#000000" style:font-name="Liberation Serif" fo:font-size="12pt" fo:letter-spacing="normal" fo:font-style="normal" fo:font-weight="normal" officeooo:rsid="0048c5f1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variant="normal" fo:text-transform="none" fo:color="#000000" style:font-name="Liberation Serif" fo:font-size="12pt" fo:letter-spacing="normal" fo:font-style="normal" fo:font-weight="normal" officeooo:rsid="004f371f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variant="normal" fo:text-transform="none" fo:color="#000000" style:font-name="Liberation Serif" fo:font-size="12pt" fo:letter-spacing="normal" fo:font-style="normal" fo:font-weight="normal" officeooo:rsid="00513317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variant="normal" fo:text-transform="none" fo:color="#000000" style:font-name="Liberation Serif" fo:font-size="12pt" fo:letter-spacing="normal" fo:font-style="normal" fo:font-weight="normal" officeooo:rsid="0053eee1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variant="normal" fo:text-transform="none" fo:color="#000000" style:font-name="Liberation Serif" fo:font-size="12pt" fo:letter-spacing="normal" fo:font-style="normal" fo:font-weight="normal" officeooo:rsid="0052efe3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variant="normal" fo:text-transform="none" fo:color="#000000" style:font-name="Liberation Serif" fo:font-size="12pt" fo:letter-spacing="normal" fo:font-style="normal" fo:font-weight="normal" officeooo:rsid="00535bdc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variant="normal" fo:text-transform="none" fo:color="#000000" style:font-name="Liberation Serif" fo:font-size="12pt" fo:letter-spacing="normal" fo:font-style="normal" fo:font-weight="normal" officeooo:rsid="0041e177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variant="normal" fo:text-transform="none" fo:color="#000000" style:font-name="Liberation Serif" fo:font-size="12pt" fo:letter-spacing="normal" fo:font-style="normal" fo:font-weight="normal" officeooo:rsid="0042aab7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variant="normal" fo:text-transform="none" fo:color="#000000" style:font-name="Liberation Serif" fo:font-size="12pt" fo:letter-spacing="normal" fo:font-style="normal" fo:font-weight="normal" officeooo:rsid="004476ac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variant="normal" fo:text-transform="none" fo:color="#000000" style:font-name="Liberation Serif" fo:font-size="12pt" fo:letter-spacing="normal" fo:font-style="normal" fo:font-weight="normal" officeooo:rsid="0045c13c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variant="normal" fo:text-transform="none" fo:color="#000000" style:font-name="Liberation Serif" fo:font-size="12pt" fo:letter-spacing="normal" fo:font-style="normal" fo:font-weight="normal" officeooo:rsid="004718a5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variant="normal" fo:text-transform="none" fo:color="#000000" style:font-name="Liberation Serif" fo:font-size="12pt" fo:letter-spacing="normal" fo:font-style="normal" fo:font-weight="normal" officeooo:rsid="0047b803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variant="normal" fo:text-transform="none" fo:color="#000000" style:font-name="Liberation Serif" fo:font-size="12pt" fo:letter-spacing="normal" fo:font-style="normal" fo:font-weight="normal" officeooo:rsid="0048f51b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variant="normal" fo:text-transform="none" fo:color="#000000" style:font-name="Liberation Serif" fo:font-size="12pt" fo:letter-spacing="normal" fo:font-style="normal" fo:font-weight="normal" officeooo:rsid="00496350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variant="normal" fo:text-transform="none" fo:color="#000000" style:font-name="Liberation Serif" fo:font-size="12pt" fo:letter-spacing="normal" fo:font-style="normal" fo:font-weight="normal" officeooo:rsid="004ab787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variant="normal" fo:text-transform="none" fo:color="#000000" style:font-name="Liberation Serif" fo:font-size="12pt" fo:letter-spacing="normal" fo:font-style="normal" fo:font-weight="normal" officeooo:rsid="004bd70a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variant="normal" fo:text-transform="none" fo:color="#000000" style:font-name="Liberation Serif" fo:font-size="12pt" fo:letter-spacing="normal" fo:font-style="normal" fo:font-weight="normal" officeooo:rsid="004c3ee6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variant="normal" fo:text-transform="none" fo:color="#000000" style:font-name="Liberation Serif" fo:font-size="12pt" fo:letter-spacing="normal" fo:font-style="normal" fo:font-weight="normal" officeooo:rsid="004d7c8e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variant="normal" fo:text-transform="none" fo:color="#000000" style:font-name="Liberation Serif" fo:font-size="12pt" fo:letter-spacing="normal" fo:font-style="normal" fo:font-weight="normal" officeooo:rsid="004e71ac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variant="normal" fo:text-transform="none" fo:color="#000000" style:font-name="Liberation Serif" fo:font-size="12pt" fo:letter-spacing="normal" fo:font-style="normal" fo:font-weight="normal" officeooo:rsid="004eaac1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variant="normal" fo:text-transform="none" fo:color="#000000" style:font-name="Liberation Serif" fo:font-size="12pt" fo:letter-spacing="normal" fo:font-style="normal" fo:font-weight="normal" officeooo:rsid="004f1e96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variant="normal" fo:text-transform="none" fo:color="#000000" style:font-name="Liberation Serif" fo:font-size="12pt" fo:letter-spacing="normal" fo:font-style="normal" fo:font-weight="normal" officeooo:rsid="00508019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variant="normal" fo:text-transform="none" fo:color="#000000" style:font-name="Liberation Serif" fo:font-size="12pt" fo:letter-spacing="normal" fo:font-style="normal" fo:font-weight="normal" officeooo:rsid="00518ea0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variant="normal" fo:text-transform="none" fo:color="#000000" style:font-name="Liberation Serif" fo:font-size="12pt" fo:letter-spacing="normal" fo:font-style="normal" fo:font-weight="normal" officeooo:rsid="0053719b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variant="normal" fo:text-transform="none" fo:color="#000000" style:font-name="Liberation Serif" fo:font-size="12pt" fo:letter-spacing="normal" fo:font-style="normal" fo:font-weight="normal" officeooo:rsid="00537c83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variant="normal" fo:text-transform="none" fo:color="#000000" style:font-name="Liberation Serif" fo:font-size="12pt" fo:letter-spacing="normal" fo:font-style="normal" fo:font-weight="normal" officeooo:rsid="005436f3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fo:font-variant="normal" fo:text-transform="none" fo:color="#000000" style:font-name="Liberation Serif" fo:font-size="12pt" fo:letter-spacing="normal" fo:font-style="normal" fo:font-weight="normal" officeooo:rsid="0055052e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fo:font-variant="normal" fo:text-transform="none" fo:color="#000000" style:font-name="Liberation Serif" fo:font-size="12pt" fo:letter-spacing="normal" fo:font-style="normal" fo:font-weight="normal" officeooo:rsid="00556238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fo:font-variant="normal" fo:text-transform="none" fo:color="#000000" style:font-name="Liberation Serif" fo:font-size="12pt" fo:letter-spacing="normal" fo:font-style="normal" fo:font-weight="normal" officeooo:rsid="0055b336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variant="normal" fo:text-transform="none" fo:color="#000000" style:font-name="Liberation Serif" fo:font-size="12pt" fo:letter-spacing="normal" fo:font-style="normal" fo:font-weight="normal" officeooo:rsid="0071f5dd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fo:font-variant="normal" fo:text-transform="none" fo:color="#000000" style:font-name="Liberation Serif" fo:font-size="12pt" fo:letter-spacing="normal" fo:font-style="normal" fo:font-weight="normal" officeooo:rsid="00725672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variant="normal" fo:text-transform="none" fo:color="#000000" style:font-name="Liberation Serif" fo:font-size="12pt" fo:letter-spacing="normal" fo:font-style="normal" fo:font-weight="normal" officeooo:rsid="007458c8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variant="normal" fo:text-transform="none" fo:color="#000000" style:font-name="Liberation Serif" fo:font-size="12pt" fo:letter-spacing="normal" fo:font-style="normal" fo:font-weight="normal" officeooo:rsid="0034faae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variant="normal" fo:text-transform="none" fo:color="#000000" style:font-name="Liberation Serif" fo:font-size="12pt" fo:letter-spacing="normal" fo:font-style="normal" fo:font-weight="normal" officeooo:rsid="005e57ec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font-variant="normal" fo:text-transform="none" fo:color="#000000" style:font-name="Liberation Serif" fo:font-size="12pt" fo:letter-spacing="normal" fo:font-style="normal" fo:font-weight="normal" officeooo:rsid="005c94bd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fo:font-variant="normal" fo:text-transform="none" fo:color="#000000" style:font-name="Liberation Serif" fo:font-size="12pt" fo:letter-spacing="normal" fo:font-style="normal" fo:font-weight="normal" officeooo:rsid="005c8e87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fo:font-variant="normal" fo:text-transform="none" fo:color="#000000" style:font-name="Liberation Serif" fo:font-size="12pt" fo:letter-spacing="normal" fo:font-style="normal" fo:font-weight="normal" officeooo:rsid="005c0075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font-variant="normal" fo:text-transform="none" fo:color="#000000" style:font-name="Liberation Serif" fo:font-size="12pt" fo:letter-spacing="normal" fo:font-style="normal" fo:font-weight="normal" officeooo:rsid="005a1a57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variant="normal" fo:text-transform="none" fo:color="#000000" style:font-name="Liberation Serif" fo:font-size="12pt" fo:letter-spacing="normal" fo:font-style="normal" fo:font-weight="normal" officeooo:rsid="005c4ad6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fo:font-variant="normal" fo:text-transform="none" fo:color="#000000" style:font-name="Liberation Serif" fo:font-size="12pt" fo:letter-spacing="normal" fo:font-style="normal" fo:font-weight="normal" officeooo:rsid="005ecb10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font-variant="normal" fo:text-transform="none" fo:color="#000000" style:font-name="Liberation Serif" fo:font-size="12pt" fo:letter-spacing="normal" fo:font-style="normal" fo:font-weight="normal" officeooo:rsid="007d0636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fo:font-variant="normal" fo:text-transform="none" fo:color="#000000" style:font-name="Liberation Serif" fo:font-size="12pt" fo:letter-spacing="normal" fo:font-style="normal" fo:font-weight="normal" officeooo:rsid="007df3a5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font-variant="normal" fo:text-transform="none" fo:color="#000000" style:font-name="Liberation Serif" fo:font-size="12pt" fo:letter-spacing="normal" fo:font-style="normal" fo:font-weight="normal" officeooo:rsid="00824fbc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fo:font-variant="normal" fo:text-transform="none" fo:color="#000000" style:font-name="Liberation Serif" fo:font-size="12pt" fo:letter-spacing="normal" fo:font-style="normal" fo:font-weight="normal" officeooo:rsid="0087c255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fo:font-variant="normal" fo:text-transform="none" fo:color="#000000" style:font-name="Liberation Serif" fo:font-size="12pt" fo:letter-spacing="normal" fo:font-style="normal" fo:font-weight="normal" officeooo:rsid="00894f54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variant="normal" fo:text-transform="none" fo:color="#000000" style:font-name="Liberation Serif" fo:font-size="12pt" fo:letter-spacing="normal" fo:font-style="normal" fo:font-weight="normal" officeooo:rsid="008ab0ef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fo:font-variant="normal" fo:text-transform="none" fo:color="#000000" style:font-name="Liberation Serif" fo:font-size="12pt" fo:letter-spacing="normal" fo:font-style="normal" fo:font-weight="normal" officeooo:rsid="008c36bf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variant="normal" fo:text-transform="none" fo:color="#000000" style:font-name="Liberation Serif" fo:font-size="12pt" fo:letter-spacing="normal" fo:font-style="normal" fo:font-weight="normal" officeooo:rsid="008cce2a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fo:font-variant="normal" fo:text-transform="none" fo:color="#000000" style:font-name="Liberation Serif" fo:font-size="12pt" fo:letter-spacing="normal" fo:font-style="normal" fo:font-weight="normal" officeooo:rsid="008e33e4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fo:font-variant="normal" fo:text-transform="none" fo:color="#000000" style:font-name="Liberation Serif" fo:font-size="12pt" fo:letter-spacing="normal" fo:font-style="normal" fo:font-weight="normal" officeooo:rsid="00915507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fo:font-variant="normal" fo:text-transform="none" fo:color="#000000" style:font-name="Liberation Serif" fo:font-size="12pt" fo:letter-spacing="normal" fo:font-style="normal" fo:font-weight="normal" officeooo:rsid="0099949e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fo:font-variant="normal" fo:text-transform="none" fo:color="#000000" style:font-name="Liberation Serif" fo:font-size="12pt" fo:letter-spacing="normal" fo:font-style="normal" fo:font-weight="normal" officeooo:rsid="009b8c0c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fo:font-variant="normal" fo:text-transform="none" fo:color="#000000" style:font-name="Liberation Serif" fo:font-size="12pt" fo:letter-spacing="normal" fo:font-style="normal" fo:font-weight="normal" officeooo:rsid="009c2aa0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fo:font-variant="normal" fo:text-transform="none" fo:color="#000000" style:font-name="Liberation Serif" fo:font-size="12pt" fo:letter-spacing="normal" fo:font-style="normal" fo:font-weight="normal" officeooo:rsid="009e18e6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fo:font-variant="normal" fo:text-transform="none" fo:color="#000000" style:font-name="Liberation Serif" fo:font-size="12pt" fo:letter-spacing="normal" fo:font-style="normal" officeooo:rsid="002addfe" style:font-size-asian="12pt" style:font-size-complex="12pt"/>
    </style:style>
    <style:style style:name="T165" style:family="text">
      <style:text-properties fo:font-variant="normal" fo:text-transform="none" fo:color="#000000" style:font-name="Liberation Serif" fo:font-size="12pt" fo:letter-spacing="normal" fo:font-style="italic" fo:font-weight="normal" officeooo:rsid="00476dfa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fo:font-variant="normal" fo:text-transform="none" fo:color="#000000" style:font-name="Liberation Serif" fo:font-size="12pt" fo:letter-spacing="normal" fo:font-style="italic" fo:font-weight="normal" officeooo:rsid="004a589b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fo:font-variant="normal" fo:text-transform="none" fo:color="#000000" style:font-name="Liberation Serif" fo:font-size="12pt" fo:letter-spacing="normal" fo:font-style="italic" fo:font-weight="normal" officeooo:rsid="0048c5f1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font-variant="normal" fo:text-transform="none" fo:color="#000000" style:font-name="Liberation Serif" fo:font-size="12pt" fo:letter-spacing="normal" fo:font-style="italic" fo:font-weight="normal" officeooo:rsid="004718a5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fo:font-variant="normal" fo:text-transform="none" fo:color="#000000" style:font-name="Liberation Serif" fo:font-size="12pt" fo:letter-spacing="normal" fo:font-style="italic" fo:font-weight="normal" officeooo:rsid="004d7c8e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variant="normal" fo:text-transform="none" fo:color="#000000" style:font-name="Liberation Serif" fo:font-size="12pt" fo:letter-spacing="normal" fo:font-style="italic" fo:font-weight="normal" officeooo:rsid="004c3ee6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fo:font-variant="normal" fo:text-transform="none" fo:color="#000000" style:font-name="Liberation Serif" fo:font-size="12pt" fo:letter-spacing="normal" fo:font-style="italic" fo:font-weight="normal" officeooo:rsid="004e71ac" style:font-size-asian="12pt" style:font-style-asian="italic" style:font-weight-asian="normal" style:font-size-complex="12pt" style:font-style-complex="italic" style:font-weight-complex="normal"/>
    </style:style>
    <style:style style:name="T172" style:family="text">
      <style:text-properties fo:font-variant="normal" fo:text-transform="none" fo:color="#000000" style:font-name="Liberation Serif" fo:font-size="12pt" fo:letter-spacing="normal" fo:font-style="italic" fo:font-weight="normal" officeooo:rsid="004f1e96" style:font-size-asian="12pt" style:font-style-asian="italic" style:font-weight-asian="normal" style:font-size-complex="12pt" style:font-style-complex="italic" style:font-weight-complex="normal"/>
    </style:style>
    <style:style style:name="T173" style:family="text">
      <style:text-properties fo:font-variant="normal" fo:text-transform="none" fo:color="#000000" style:font-name="Liberation Serif" fo:font-size="12pt" fo:letter-spacing="normal" fo:font-style="italic" fo:font-weight="normal" officeooo:rsid="00518ea0" style:font-size-asian="12pt" style:font-style-asian="italic" style:font-weight-asian="normal" style:font-size-complex="12pt" style:font-style-complex="italic" style:font-weight-complex="normal"/>
    </style:style>
    <style:style style:name="T174" style:family="text">
      <style:text-properties fo:font-variant="normal" fo:text-transform="none" fo:color="#000000" style:font-name="Liberation Serif" fo:font-size="12pt" fo:letter-spacing="normal" fo:font-style="italic" fo:font-weight="normal" officeooo:rsid="00537c83" style:font-size-asian="12pt" style:font-style-asian="italic" style:font-weight-asian="normal" style:font-size-complex="12pt" style:font-style-complex="italic" style:font-weight-complex="normal"/>
    </style:style>
    <style:style style:name="T175" style:family="text">
      <style:text-properties fo:font-variant="normal" fo:text-transform="none" fo:color="#000000" style:font-name="Liberation Serif" fo:font-size="12pt" fo:letter-spacing="normal" fo:font-style="italic" fo:font-weight="normal" officeooo:rsid="0055052e" style:font-size-asian="12pt" style:font-style-asian="italic" style:font-weight-asian="normal" style:font-size-complex="12pt" style:font-style-complex="italic" style:font-weight-complex="normal"/>
    </style:style>
    <style:style style:name="T176" style:family="text">
      <style:text-properties fo:font-variant="normal" fo:text-transform="none" fo:color="#000000" style:font-name="Liberation Serif" fo:font-size="12pt" fo:letter-spacing="normal" fo:font-style="italic" fo:font-weight="normal" officeooo:rsid="00556238" style:font-size-asian="12pt" style:font-style-asian="italic" style:font-weight-asian="normal" style:font-size-complex="12pt" style:font-style-complex="italic" style:font-weight-complex="normal"/>
    </style:style>
    <style:style style:name="T177" style:family="text">
      <style:text-properties fo:font-variant="normal" fo:text-transform="none" fo:color="#000000" style:font-name="Liberation Serif" fo:font-size="12pt" fo:letter-spacing="normal" fo:font-style="italic" fo:font-weight="normal" officeooo:rsid="0071f5dd" style:font-size-asian="12pt" style:font-style-asian="italic" style:font-weight-asian="normal" style:font-size-complex="12pt" style:font-style-complex="italic" style:font-weight-complex="normal"/>
    </style:style>
    <style:style style:name="T178" style:family="text">
      <style:text-properties fo:font-variant="normal" fo:text-transform="none" fo:color="#000000" style:font-name="Liberation Serif" fo:font-size="12pt" fo:letter-spacing="normal" fo:font-style="italic" fo:font-weight="normal" officeooo:rsid="00725672" style:font-size-asian="12pt" style:font-style-asian="italic" style:font-weight-asian="normal" style:font-size-complex="12pt" style:font-style-complex="italic" style:font-weight-complex="normal"/>
    </style:style>
    <style:style style:name="T179" style:family="text">
      <style:text-properties fo:font-variant="normal" fo:text-transform="none" fo:color="#000000" style:font-name="Liberation Serif" fo:font-size="12pt" fo:letter-spacing="normal" fo:font-style="italic" fo:font-weight="normal" officeooo:rsid="007458c8" style:font-size-asian="12pt" style:font-style-asian="italic" style:font-weight-asian="normal" style:font-size-complex="12pt" style:font-style-complex="italic" style:font-weight-complex="normal"/>
    </style:style>
    <style:style style:name="T180" style:family="text">
      <style:text-properties fo:font-variant="normal" fo:text-transform="none" fo:color="#000000" style:font-name="Liberation Serif" fo:font-size="12pt" fo:letter-spacing="normal" fo:font-style="italic" fo:font-weight="normal" officeooo:rsid="007df3a5" style:font-size-asian="12pt" style:font-style-asian="italic" style:font-weight-asian="normal" style:font-size-complex="12pt" style:font-style-complex="italic" style:font-weight-complex="normal"/>
    </style:style>
    <style:style style:name="T181" style:family="text">
      <style:text-properties fo:font-variant="normal" fo:text-transform="none" fo:color="#000000" style:font-name="Liberation Serif" fo:font-size="12pt" fo:letter-spacing="normal" fo:font-style="italic" fo:font-weight="normal" officeooo:rsid="0080dc7b" style:font-size-asian="12pt" style:font-style-asian="italic" style:font-weight-asian="normal" style:font-size-complex="12pt" style:font-style-complex="italic" style:font-weight-complex="normal"/>
    </style:style>
    <style:style style:name="T182" style:family="text">
      <style:text-properties fo:font-variant="normal" fo:text-transform="none" fo:color="#000000" style:font-name="Liberation Serif" fo:font-size="12pt" fo:letter-spacing="normal" fo:font-style="italic" fo:font-weight="normal" officeooo:rsid="00816dc5" style:font-size-asian="12pt" style:font-style-asian="italic" style:font-weight-asian="normal" style:font-size-complex="12pt" style:font-style-complex="italic" style:font-weight-complex="normal"/>
    </style:style>
    <style:style style:name="T183" style:family="text">
      <style:text-properties fo:font-variant="normal" fo:text-transform="none" fo:color="#000000" style:font-name="Liberation Serif" fo:font-size="12pt" fo:letter-spacing="normal" fo:font-style="italic" fo:font-weight="normal" officeooo:rsid="00894f54" style:font-size-asian="12pt" style:font-style-asian="italic" style:font-weight-asian="normal" style:font-size-complex="12pt" style:font-style-complex="italic" style:font-weight-complex="normal"/>
    </style:style>
    <style:style style:name="T184" style:family="text">
      <style:text-properties fo:font-variant="normal" fo:text-transform="none" fo:color="#000000" style:font-name="Liberation Serif" fo:font-size="12pt" fo:letter-spacing="normal" fo:font-style="italic" fo:font-weight="normal" officeooo:rsid="008ab0ef" style:font-size-asian="12pt" style:font-style-asian="italic" style:font-weight-asian="normal" style:font-size-complex="12pt" style:font-style-complex="italic" style:font-weight-complex="normal"/>
    </style:style>
    <style:style style:name="T185" style:family="text">
      <style:text-properties fo:font-variant="normal" fo:text-transform="none" fo:color="#000000" style:font-name="Liberation Serif" fo:font-size="12pt" fo:letter-spacing="normal" fo:font-style="italic" fo:font-weight="normal" officeooo:rsid="008b49d0" style:font-size-asian="12pt" style:font-style-asian="italic" style:font-weight-asian="normal" style:font-size-complex="12pt" style:font-style-complex="italic" style:font-weight-complex="normal"/>
    </style:style>
    <style:style style:name="T186" style:family="text">
      <style:text-properties fo:font-variant="normal" fo:text-transform="none" fo:color="#000000" style:font-name="Liberation Serif" fo:font-size="12pt" fo:letter-spacing="normal" fo:font-style="italic" fo:font-weight="normal" officeooo:rsid="008be422" style:font-size-asian="12pt" style:font-style-asian="italic" style:font-weight-asian="normal" style:font-size-complex="12pt" style:font-style-complex="italic" style:font-weight-complex="normal"/>
    </style:style>
    <style:style style:name="T187" style:family="text">
      <style:text-properties fo:font-variant="normal" fo:text-transform="none" fo:color="#000000" style:font-name="Liberation Serif" fo:font-size="12pt" fo:letter-spacing="normal" fo:font-style="italic" fo:font-weight="normal" officeooo:rsid="008c36bf" style:font-size-asian="12pt" style:font-style-asian="italic" style:font-weight-asian="normal" style:font-size-complex="12pt" style:font-style-complex="italic" style:font-weight-complex="normal"/>
    </style:style>
    <style:style style:name="T188" style:family="text">
      <style:text-properties fo:font-variant="normal" fo:text-transform="none" fo:color="#000000" style:font-name="Liberation Serif" fo:font-size="12pt" fo:letter-spacing="normal" fo:font-style="italic" fo:font-weight="normal" officeooo:rsid="0092f6fb" style:font-size-asian="12pt" style:font-style-asian="italic" style:font-weight-asian="normal" style:font-size-complex="12pt" style:font-style-complex="italic" style:font-weight-complex="normal"/>
    </style:style>
    <style:style style:name="T189" style:family="text">
      <style:text-properties fo:font-variant="normal" fo:text-transform="none" fo:color="#000000" style:font-name="Liberation Serif" fo:font-size="12pt" fo:letter-spacing="normal" fo:font-style="italic" fo:font-weight="normal" officeooo:rsid="0099949e" style:font-size-asian="12pt" style:font-style-asian="italic" style:font-weight-asian="normal" style:font-size-complex="12pt" style:font-style-complex="italic" style:font-weight-complex="normal"/>
    </style:style>
    <style:style style:name="T190" style:family="text">
      <style:text-properties fo:font-variant="normal" fo:text-transform="none" fo:color="#000000" style:font-name="Liberation Serif" fo:font-size="12pt" fo:letter-spacing="normal" fo:font-style="italic" fo:font-weight="normal" officeooo:rsid="009c2aa0" style:font-size-asian="12pt" style:font-style-asian="italic" style:font-weight-asian="normal" style:font-size-complex="12pt" style:font-style-complex="italic" style:font-weight-complex="normal"/>
    </style:style>
    <style:style style:name="T191" style:family="text">
      <style:text-properties fo:font-variant="normal" fo:text-transform="none" fo:color="#000000" style:font-name="Liberation Serif" fo:font-size="12pt" fo:letter-spacing="normal" fo:font-style="italic" fo:font-weight="normal" officeooo:rsid="0092f6fb" style:font-name-asian="PUQHDF+Arial-BoldMT" style:font-size-asian="12pt" style:font-style-asian="italic" style:font-weight-asian="normal" style:font-name-complex="PUQHDF+Arial-BoldMT" style:font-size-complex="12pt" style:font-style-complex="italic" style:font-weight-complex="normal"/>
    </style:style>
    <style:style style:name="T192" style:family="text">
      <style:text-properties fo:font-variant="normal" fo:text-transform="none" fo:color="#000000" style:font-name="Liberation Serif" fo:font-size="12pt" fo:letter-spacing="normal" fo:font-style="italic" fo:font-weight="normal" officeooo:rsid="0094d884" style:font-name-asian="PUQHDF+Arial-BoldMT" style:font-size-asian="12pt" style:font-style-asian="italic" style:font-weight-asian="normal" style:font-name-complex="PUQHDF+Arial-BoldMT" style:font-size-complex="12pt" style:font-style-complex="italic" style:font-weight-complex="normal"/>
    </style:style>
    <style:style style:name="T193" style:family="text">
      <style:text-properties fo:font-variant="normal" fo:text-transform="none" fo:color="#000000" style:font-name="Liberation Serif" fo:font-size="12pt" fo:letter-spacing="normal" fo:font-style="italic" fo:font-weight="normal" officeooo:rsid="0096ce8b" style:font-name-asian="PUQHDF+Arial-BoldMT" style:font-size-asian="12pt" style:font-style-asian="italic" style:font-weight-asian="normal" style:font-name-complex="PUQHDF+Arial-BoldMT" style:font-size-complex="12pt" style:font-style-complex="italic" style:font-weight-complex="normal"/>
    </style:style>
    <style:style style:name="T194" style:family="text">
      <style:text-properties fo:font-variant="normal" fo:text-transform="none" style:font-name="Liberation Serif" fo:font-size="12pt" fo:letter-spacing="normal" fo:font-style="normal" officeooo:rsid="00767cb0" style:font-size-asian="12pt" style:font-size-complex="12pt"/>
    </style:style>
    <style:style style:name="T195" style:family="text">
      <style:text-properties fo:font-variant="normal" fo:text-transform="none" style:font-name="Liberation Serif" fo:font-size="12pt" fo:letter-spacing="normal" fo:font-style="normal" officeooo:rsid="00700e87" style:font-size-asian="12pt" style:font-size-complex="12pt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officeooo:rsid="0058221a" style:font-style-asian="italic" style:font-style-complex="italic"/>
    </style:style>
    <style:style style:name="T198" style:family="text">
      <style:text-properties fo:font-style="italic" officeooo:rsid="00596051" style:font-style-asian="italic" style:font-style-complex="italic"/>
    </style:style>
    <style:style style:name="T199" style:family="text">
      <style:text-properties fo:font-style="italic" officeooo:rsid="005b8c3b" style:font-style-asian="italic" style:font-style-complex="italic"/>
    </style:style>
    <style:style style:name="T200" style:family="text">
      <style:text-properties fo:font-style="italic" officeooo:rsid="005bae10" style:font-style-asian="italic" style:font-style-complex="italic"/>
    </style:style>
    <style:style style:name="T201" style:family="text">
      <style:text-properties fo:font-style="italic" officeooo:rsid="005ed1c0" style:font-style-asian="italic" style:font-style-complex="italic"/>
    </style:style>
    <style:style style:name="T202" style:family="text">
      <style:text-properties fo:font-style="italic" officeooo:rsid="005f166a" style:font-style-asian="italic" style:font-style-complex="italic"/>
    </style:style>
    <style:style style:name="T203" style:family="text">
      <style:text-properties fo:font-style="italic" officeooo:rsid="00678b04" style:font-style-asian="italic" style:font-style-complex="italic"/>
    </style:style>
    <style:style style:name="T204" style:family="text">
      <style:text-properties fo:font-style="italic" officeooo:rsid="0067a2f6" style:font-style-asian="italic" style:font-style-complex="italic"/>
    </style:style>
    <style:style style:name="T205" style:family="text">
      <style:text-properties officeooo:rsid="0055b336"/>
    </style:style>
    <style:style style:name="T206" style:family="text">
      <style:text-properties officeooo:rsid="0055fd66"/>
    </style:style>
    <style:style style:name="T207" style:family="text">
      <style:text-properties officeooo:rsid="00564f84"/>
    </style:style>
    <style:style style:name="T208" style:family="text">
      <style:text-properties officeooo:rsid="0058221a"/>
    </style:style>
    <style:style style:name="T209" style:family="text">
      <style:text-properties officeooo:rsid="00596051"/>
    </style:style>
    <style:style style:name="T210" style:family="text">
      <style:text-properties officeooo:rsid="005b0be7"/>
    </style:style>
    <style:style style:name="T211" style:family="text">
      <style:text-properties officeooo:rsid="005b8c3b"/>
    </style:style>
    <style:style style:name="T212" style:family="text">
      <style:text-properties officeooo:rsid="005bae10"/>
    </style:style>
    <style:style style:name="T213" style:family="text">
      <style:text-properties officeooo:rsid="005cd75b"/>
    </style:style>
    <style:style style:name="T214" style:family="text">
      <style:text-properties officeooo:rsid="005ec531"/>
    </style:style>
    <style:style style:name="T215" style:family="text">
      <style:text-properties officeooo:rsid="005ed1c0"/>
    </style:style>
    <style:style style:name="T216" style:family="text">
      <style:text-properties officeooo:rsid="005f166a"/>
    </style:style>
    <style:style style:name="T217" style:family="text">
      <style:text-properties officeooo:rsid="00610205"/>
    </style:style>
    <style:style style:name="T218" style:family="text">
      <style:text-properties officeooo:rsid="006725b1"/>
    </style:style>
    <style:style style:name="T219" style:family="text">
      <style:text-properties officeooo:rsid="0067a2f6"/>
    </style:style>
    <style:style style:name="T220" style:family="text">
      <style:text-properties officeooo:rsid="0068562f"/>
    </style:style>
    <style:style style:name="T221" style:family="text">
      <style:text-properties officeooo:rsid="0069a6a7"/>
    </style:style>
    <style:style style:name="T222" style:family="text">
      <style:text-properties officeooo:rsid="006e85d0"/>
    </style:style>
    <style:style style:name="T223" style:family="text">
      <style:text-properties officeooo:rsid="00894f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Beata i Tomasz Polakowie</text:p>
      <text:p text:style-name="P27"/>
      <text:p text:style-name="P28">Neofaszyzm - legitymizacja publiczna? </text:p>
      <text:p text:style-name="P27"/>
      <text:p text:style-name="P4">PRZEKROCZONY RUBIKON</text:p>
      <text:p text:style-name="P2"><text:span text:style-name="T1">Właśnie stało się coś, co powinno być punktem zwrotnym debaty publicznej dotyczącej odradzania się faszyzmu w Polsce - zarejestrowane zostały przez sąd Krzyż Celtycki, tzw. Zakaz pedałowania, Ręka z Mieczem czyli tzw. Falanga i </text:span><text:span text:style-name="T3">Orzeł w Koronie z Rózgami Liktorskimi</text:span><text:span text:style-name="T1">.</text:span></text:p>
      <text:p text:style-name="P4"><text:s/></text:p>
      <text:p text:style-name="P5"><text:span text:style-name="T48">PRZEKROCZONY RUBIKON</text:span></text:p>
      <text:p text:style-name="P2">Na stronie internetowej Narodowego Odrodzenia Polski można przeczytać następującej treści oświadczenie <text:s/>(powiadomienie?) prezesa NOP Adama Gmurczyka: "<text:span text:style-name="T4">Po blisko dwu latach walki prawnej, w tym przed Trybunałem Konstytucyjnym, w dniu 25 października 2011 sąd rejestrowy wpisał do ewidencji kolejne symbole Narodowego Odrodzenia Polski: Krzyż Celtycki, Zakaz Pedałowania, Orła w Koronie z Rózgami Liktorskimi, Krzyż i Miecz. Postanowienie jest prawomocne, a zwycięstwo w tej batalii ostateczne</text:span><text:span text:style-name="T2">."</text:span><text:span text:style-name="Odwołanie_20_przypisu_20_dolnego"><text:span text:style-name="T2"><text:note text:id="ftn1" text:note-class="footnote"><text:note-citation>1</text:note-citation><text:note-body><text:p text:style-name="Footnote"><text:a xlink:type="simple" xlink:href="http://www.nop.org.pl/2011/11/21/krzyz-celtycki-i-zakaz-pedalowania-zarejestrowane-jako-symbole-nop/"><text:span text:style-name="Internet_20_link">http://www.nop.org.pl/2011/11/21/krzyz-celtycki--zakaz-pedalowania-zarejestrowane-jako-symbole-nop/</text:span></text:a> (<text:span text:style-name="T7">Dodane dnia 21 lis 2011 o 12:45)</text:span></text:p></text:note-body></text:note></text:span></text:span><text:span text:style-name="T2">. Za tym idzie zaraz dobitne wskazanie sposobu działania względem tychże symboli <text:s/>w przestrzeni publicznej: "</text:span><text:span text:style-name="T4">Każda napaść na te symbole, w czym mieści się również napaść i pomówienia słowne, stanowi podstawę do działań prawnych, wzmacnianych ustawowo</text:span><text:span text:style-name="T2">" , i nieco dalej: "</text:span><text:span text:style-name="T4">Narodowe Odrodzenie Polski przygotowuje się także do postępowań przeciwko instytucjom publicznym oraz prywatnym, które znieważają lub będą znieważać nasze symbole – „falangę”, Zakaz Pedałowania, Krzyż Celtycki i inne</text:span><text:span text:style-name="T2">". W dalszej części wypowiedzi prezes </text:span><text:span text:style-name="T4">expresis verbis</text:span><text:span text:style-name="T2"> wskazuje priorytety tego działania: "</text:span><text:span text:style-name="T4">Jest to niezwykle istotne w wypadku szczególnie dwóch symboli: Zakazu Pedałowania oraz Krzyża Celtyckiego</text:span><text:span text:style-name="T2">".</text:span></text:p>
      <text:p text:style-name="P2"><text:span text:style-name="T2">Tyle cytatów i faktów w tej sprawie. Rzecz w tym, że to nie koniec tego przełomowego </text:span><text:span text:style-name="T5">profaszyzującego </text:span><text:span text:style-name="T4">novum</text:span><text:span text:style-name="T2">. Warto powyższe skojarzyć z tym, że Marsz Niepodległości miał zostać zwieńczony ogłoszeniem powołania <text:s/>do życia skrajnie prawicowego Ruchu Narodowego (napisała o tym Gazeta Wyborcza</text:span><text:span text:style-name="Odwołanie_20_przypisu_20_dolnego"><text:span text:style-name="T2"><text:note text:id="ftn2" text:note-class="footnote"><text:note-citation>2</text:note-citation><text:note-body><text:p text:style-name="Footnote"><text:a xlink:type="simple" xlink:href="http://wyborcza.pl/1,75478,10649871,Powstaje_nowa_formacja_skrajnej_prawicy_Ruch_Narodowy.html"><text:span text:style-name="Internet_20_link">http://wyborcza.pl/1,75478,10649871,Powstaje_nowa_formacja_skrajnej_prawicy_Ruch_Narodowy.html</text:span></text:a><text:span text:style-name="T10"> (Ostatnia aktualizacja 2011-11-16 07:27</text:span></text:p></text:note-body></text:note></text:span></text:span><text:span text:style-name="T2">), co mieli uczynić pod pomnikiem Dmowskiego przedstawiciele Obozu Narodowo-Radykalnego (ONR) i Młodzieży Wszechpolskiej (MW). Inicjatywa ta nie doszła wówczas (jeszcze?) do skutku <text:s/>ze względu na "niedobry moment", czyli wiadome zamieszki podczas marszu. Tym, co nas w tej sprawie najbardziej uderzyło, jest brak odniesienia komentatorów opinii publicznej do tego zamierzenia- zupełnie, jakby to byłą inicjatywa codzienna i, co dziwniejsze wobec ostatnich gorących wydarzeń w Święto Niepodległości nie wpływających na ich wydźwięk. Zwłaszcza zaś polityczny wymiar zaangażowania organizatorów Marszu Niepodległości. Pomysłodawcy powstania Ruchu Narodowego nie kryją swych dalekosiężnych planów- jak podaje GW: "</text:span><text:span text:style-name="T12">Plan był taki: powstanie stowarzyszenie Marsz Niepodległości, które zorganizuje "największy marsz środowisk narodowych" 11 listopada. Potem zmieni się w organizację Ruch Narodowy. Po dwóch latach przekształci się w partię, która wystartuje w </text:span><text:a xlink:type="simple" xlink:href="http://wybory.gazeta.pl/Wyboryparlamentarne2011/0,0.html">wyborach parlamentarnych</text:a><text:span text:style-name="T11"> </text:span><text:span text:style-name="T12">w 2015 r</text:span><text:span text:style-name="T15">." I dalej, za GW, cele tego ruchu: "</text:span><text:span text:style-name="T12">Ruch ma być antyimigrancki, nacjonalistyczny i homofobiczny, ale dbający o grzeczny wizerunek "patriotycznej alternatywy opartej o wartości narodowe". W deklaracji ideowej na próbnej stronie Ruchu czytamy m.in.:- Naród Polski jedynym gospodarzem Państwa Polskiego, - Praworządne Państwo Polskie oparte o dorobek cywilizacji łacińskiej, Myśl polityczna oparta o najlepsze tradycje Obozu Narodowego".</text:span><text:span text:style-name="T15"><text:line-break/></text:span></text:p>
      <text:p text:style-name="P8"><text:span text:style-name="T194">BRAK DEBATY PUBLICZNEJ I REAKCJI INSTYTUCJI</text:span></text:p>
      <text:p text:style-name="P15"><text:span text:style-name="T50">Obie sprawy splatają się nie tylko w wymiarze braku </text:span><text:span text:style-name="T51">wnikliwszej </text:span><text:span text:style-name="T50">debaty publicznej </text:span><text:span text:style-name="T51">dotyczącej </text:span><text:span text:style-name="T52">postępującego procesu uskrajniania się </text:span><text:span text:style-name="T53">i zarazem rozszerzania pola działania </text:span><text:span text:style-name="T52">polskiej prawicy</text:span><text:span text:style-name="T94"> (przy kurczącym się ciągle polu działania lewicy)</text:span><text:span text:style-name="T52">, </text:span><text:span text:style-name="T51">ale także w jej wymiarze</text:span><text:span text:style-name="T52"> instytucjonalnym</text:span><text:span text:style-name="T54">, </text:span><text:span text:style-name="T55">tu: </text:span><text:soft-page-break/><text:span text:style-name="T55">sądownictwa formalizującego </text:span><text:span text:style-name="T53">struktury </text:span><text:span text:style-name="T55">tejże prawicy.</text:span><text:span text:style-name="T10"> <text:s/></text:span><text:span text:style-name="T56">W zasadzie niewiele osób publicznych podnos</text:span><text:span text:style-name="T57">i</text:span><text:span text:style-name="T53">ło do tej pory </text:span><text:span text:style-name="T56">kwestię legalności istnienia organizacji typu: NOP, MW czy ONR, tak jak niewielu też zainteresowało się mającym powstać Ruchem Narodowym</text:span><text:span text:style-name="T57">, choć przecież były oczywiste podstawy do zainteresowania się tym</text:span><text:span text:style-name="T58"> </text:span><text:span text:style-name="T95">przez</text:span><text:span text:style-name="T58"> telewizj</text:span><text:span text:style-name="T95">e</text:span><text:span text:style-name="T58"> czy główne tytuły prasowe</text:span><text:span text:style-name="T56">.</text:span><text:span text:style-name="T59"> </text:span><text:span text:style-name="T60">Oczywiście, są organizacje społeczne wyczulone są na propagandę i działal</text:span><text:span text:style-name="T61">n</text:span><text:span text:style-name="T60">ość noszącą znamiona</text:span><text:span text:style-name="T62"> antydemokratyczne, w tym</text:span><text:span text:style-name="T60"> faszyzujące, jednakże ich głos zdaje się pozostawa</text:span><text:span text:style-name="T61">ć</text:span><text:span text:style-name="T60"> w odosobnieniu</text:span><text:span text:style-name="T62">, to jest- nie przebija się do tzw. mai</text:span><text:span text:style-name="T63">n</text:span><text:span text:style-name="T62">streamu tzw. głosu publicznego. </text:span><text:span text:style-name="T58">Dyskusje</text:span><text:span text:style-name="T64">,</text:span><text:span text:style-name="T58"> </text:span><text:span text:style-name="T65">i jakże często gorące starcia </text:span><text:span text:style-name="T58">na ten temat</text:span><text:span text:style-name="T64">, </text:span><text:span text:style-name="T58">odbywały się w kuluarach, jakimi stała się przestrzeń internetu, w której kwitnie </text:span><text:span text:style-name="T65">zarówno </text:span><text:span text:style-name="T58">wolna opinia</text:span><text:span text:style-name="T65"> (jak i niestety działania profaszystowskie)</text:span><text:span text:style-name="T58">, jednakże establischmentowe media nie były i nie są tym zainteresowane.</text:span><text:span text:style-name="T64"> <text:s text:c="2"/>Trzeba wyraźnie powiedzieć, że </text:span><text:span text:style-name="T66">powstały w Polsce dwa obszary sceny ideowo-politycznej: </text:span><text:span text:style-name="T64">wolny i zaangażowany obywatelsko i ideowo głos </text:span><text:span text:style-name="T66">wyrażający się za pomocą </text:span><text:span text:style-name="T64">internetu, i </text:span><text:span text:style-name="T66">mainstreamow</text:span><text:span text:style-name="T87">o-</text:span><text:span text:style-name="T66"> establischmentowy głos prasy i telewizji </text:span><text:span text:style-name="T82">starszego</text:span><text:span text:style-name="T66"> typu</text:span><text:span text:style-name="T67">. </text:span><text:span text:style-name="T72">Trzeba też zauwa</text:span><text:span text:style-name="T73">ż</text:span><text:span text:style-name="T72">yć ambiwalencję owego wolnego głosu internetowego, który</text:span><text:span text:style-name="T66"> </text:span><text:span text:style-name="T64">pozostaje wolnym </text:span><text:span text:style-name="T72">w sposób przewrotny</text:span><text:span text:style-name="T73">: </text:span><text:span text:style-name="T64">umożliwiając krytykę, ale i umożliwiając krytykowanym </text:span><text:span text:style-name="T95">inicjatywom </text:span><text:span text:style-name="T64">działanie publiczne. </text:span><text:span text:style-name="T67">Obszary te za</text:span><text:span text:style-name="T72">z</text:span><text:span text:style-name="T67">ębiaj</text:span><text:span text:style-name="T73">ą</text:span><text:span text:style-name="T67"> si</text:span><text:span text:style-name="T73">ę</text:span><text:span text:style-name="T67"> w niewielkim stopniu</text:span><text:span text:style-name="T73">, a instytucje państwowe czy publiczne zdają się w niewielkim stopniu <text:s/>brać pod uwagę oba głosy, także ten estab</text:span><text:span text:style-name="T87">l</text:span><text:span text:style-name="T73">ischmentowy.</text:span><text:span text:style-name="T66"> </text:span></text:p>
      <text:p text:style-name="P16"><text:span text:style-name="T68">Podobny splot obu wymiarów niedoboru polskiej sfery publicznej obserwować można w konkrecie dotychczasowego funkcjonowania </text:span><text:span text:style-name="T73">zarejestrowanych właśnie symboli. Przez lata mieliśmy do czynienia ze swobodnym posługiwaniem się nimi, przy czym niechlubne główne miejsce wyznaczono "Zakazowi Pedałowania", który używany był nie tylko podczas demonstracji i kontrdemonstracji czy wieców prawicowych, ale widniał także na stronach internetowych wielu witryn. </text:span><text:span text:style-name="T63">Z</text:span><text:span text:style-name="T62">dziwie</text:span><text:span text:style-name="T63">nie budzi </text:span><text:span text:style-name="T69">także </text:span><text:span text:style-name="T63">fakt, że odpowiednie instytucje państwowe czy publiczne</text:span><text:span text:style-name="T96">, jak na przykład Rzecznik Praw Obywatelskich czy </text:span><text:span text:style-name="T97">Pełnomocnik Rządu ds Równego Traktowania, </text:span><text:span text:style-name="T63">nie wniosły oskarżenia przeciw </text:span><text:span text:style-name="T73">organizatorom demonstracji i wieców, jak </text:span><text:span text:style-name="T63">i</text:span><text:span text:style-name="T73"> administracji witryn internetowych</text:span><text:span text:style-name="T63">, skoro miały ku temu odpowiednie narzędzia: </text:span><text:span text:style-name="T69">zarówno odpowiednie przepisy Kodeksu Karnego, jak i </text:span><text:span text:style-name="T63">przepisy antydyskryminacyjne</text:span><text:span text:style-name="T69">. Wszak dowodów tego działania miały pod dostatkiem</text:span><text:span text:style-name="T74">: nagrania filmowe </text:span><text:span text:style-name="T75">z</text:span><text:span text:style-name="T63"> manifestacji</text:span><text:span text:style-name="T75">, inne materiały dziennikarskie. Zdziwie</text:span><text:span text:style-name="T76">n</text:span><text:span text:style-name="T75">i</text:span><text:span text:style-name="T76">e</text:span><text:span text:style-name="T75"> budzi także to, że </text:span><text:span text:style-name="T76">i dla tych dziennikarzy jak i odbiorców sprawa nie miała </text:span><text:span text:style-name="T82">znaczącego </text:span><text:span text:style-name="T76">dalszego ciągu. </text:span><text:span text:style-name="T77">Wszyscy zachowywali się tak, jakby mieli do czynienia ze zjawiskami </text:span><text:span text:style-name="T82">niemal </text:span><text:span text:style-name="T78">codziennymi i <text:s/>nie odbiegającymi </text:span><text:span text:style-name="T82">rażąco </text:span><text:span text:style-name="T78">od normy. </text:span><text:span text:style-name="T80">Wydaje się, że kwestią czasu było rozlanie się zjawiska także na inne pola, np. na pola instytucji publicznych.</text:span><text:span text:style-name="T81"> </text:span><text:span text:style-name="T82">Może czas wreszcie zapytać o tę normę: co </text:span><text:span text:style-name="T83">i kto </text:span><text:span text:style-name="T82">ją wyznacza</text:span><text:span text:style-name="T83">?</text:span><text:span text:style-name="T93"> I co to oznacza dla nas wszystkich?</text:span></text:p>
      <text:p text:style-name="P16"><text:span text:style-name="T76"/></text:p>
      <text:p text:style-name="P9"><text:span text:style-name="T195">DZIWNOŚĆ ARGUMENTÓW "</text:span><text:span text:style-name="T164">EKSPERC</text:span><text:span text:style-name="T195">KICH"?</text:span></text:p>
      <text:p text:style-name="P14"><text:span text:style-name="T79">T</text:span><text:span text:style-name="T78">a sama (</text:span><text:span text:style-name="T92">wzmiankowana</text:span><text:span text:style-name="T78"> wyżej) publika ze </text:span><text:span text:style-name="T63">zdziwieniem </text:span><text:span text:style-name="T79">przyjęła </text:span><text:span text:style-name="T63">wyrok sądu rejestrujący </text:span><text:span text:style-name="T79">owe</text:span><text:span text:style-name="T63"> znak</text:span><text:span text:style-name="T79">i</text:span><text:span text:style-name="T63"> do użytku NOP. </text:span><text:span text:style-name="T79"><text:s/></text:span><text:span text:style-name="T81">Jednakże, czy słusznie? Czy nie </text:span><text:span text:style-name="T79">można postawić </text:span><text:span text:style-name="T81">tezy</text:span><text:span text:style-name="T61">, że owa nieobecność </text:span><text:span text:style-name="T70">w ostatnich latach </text:span><text:span text:style-name="T71">antyfaszystowskiego głosu </text:span><text:span text:style-name="T70">publicznego </text:span><text:span text:style-name="T71">zbiega się z praktyką sądowo-rejestracyjną w wyżej wymienionym zakresie</text:span><text:span text:style-name="T81">? </text:span><text:span text:style-name="T84">Coś przecież musiało utorować drogę ku takiemu werdyktowi sądu, i nie mamy tu na myśli </text:span><text:span text:style-name="T85">wyłącznie opinii ekspertów zamówionej przez sąd. Opinii samej w sobie kuriozalnej, ale bardziej "zrozumiałej", gdy się </text:span><text:span text:style-name="T86">spojrzy na szczególną linię jej argumentacji, odpowiadającą</text:span><text:span text:style-name="T88"> niestety, polskim uwarunkowaniom ideowo-społecznym prawej </text:span><text:span text:style-name="T89">dużej części prawej, ciągle radykalizującej się, strony. Warto zate</text:span><text:span text:style-name="T90">m prześledzić tę argumentację, bo być może tak znajduje się jedne z kluczy do zrozumienia zjawiska</text:span><text:span text:style-name="T93"> owej radykalizacji.</text:span><text:span text:style-name="T90"> </text:span><text:span text:style-name="T98">Jak napisaliśmy wyżej, </text:span><text:span text:style-name="T105">wydana ekspertyza jest </text:span><text:span text:style-name="T98"><text:s/>zadziwiając</text:span><text:span text:style-name="T104">a</text:span><text:span text:style-name="T98">, i to w stopniu, który MUSI zostać zauważony i przedyskutowany publicznie. Wnosić z ni</text:span><text:span text:style-name="T104">ej</text:span><text:span text:style-name="T98"> </text:span><text:span text:style-name="T104">bowiem </text:span><text:span text:style-name="T98">można bowiem o poważnym tąpnięciu nie tylko ideowym w debacie publicznej, ale także tąpnięciu instytucjonalnym</text:span><text:span text:style-name="T104">, e</text:span><text:span text:style-name="T98">kspertyza ta jest bowiem nie tylko</text:span><text:span text:style-name="T99"> </text:span><text:span text:style-name="T100">stronnicza</text:span><text:span text:style-name="T98">, to jest również <text:s/></text:span><text:span text:style-name="T101">nie</text:span><text:span text:style-name="T98">merytoryczn</text:span><text:span text:style-name="T100">a</text:span><text:span text:style-name="T101">. </text:span><text:span text:style-name="T98"><text:s/>Złożenie obu czynników: </text:span><text:span text:style-name="T101">stronniczości </text:span><text:span text:style-name="T98">i </text:span><text:span text:style-name="T101">niemerytoryczności</text:span><text:span text:style-name="T136">,</text:span><text:span text:style-name="T101"> </text:span><text:span text:style-name="T98">musi budzić zdziwienie i każe postawić pytanie o </text:span><text:span text:style-name="T102">wzajemne zależności tych czynników</text:span><text:span text:style-name="T106">,</text:span><text:span text:style-name="T103"> a także w tym świetle o funkcjonowanie polskiego sądownictwa.</text:span></text:p>
      <text:p text:style-name="P17"><text:span text:style-name="T91">Postanowienie ogólne e</text:span><text:span text:style-name="T10">kspertyz</text:span><text:span text:style-name="T29">y</text:span><text:span text:style-name="T10"> sądow</text:span><text:span text:style-name="T29">ej</text:span><text:span text:style-name="T10"> uzasadniając</text:span><text:span text:style-name="T29">ej</text:span><text:span text:style-name="T10"> brak przeszkód do zarejestrowania tych znaków brzmi następująco: "</text:span><text:span text:style-name="T12">W odpowiedzi na Postanowienie o dopuszczeniu z urzędu biegłych <text:s/>z </text:span><text:soft-page-break/><text:span text:style-name="T12">dnia (...) na okoliczność ustalenia znaczenia wzorów znaków graficznych załączonych do pisma (...) w szczególności ustalenia, czy znakom tym można przypisać, w sposób jednoznaczny, treść o charakterze totalitarnym, nazistowskim, faszystowskim, rasistowskim i nienawiści narodowej informujemy, że- naszym zdaniem- symbolom partii: Krzyż i Miecz, Orzeł w koronie z Krzyżem z rózgami liktorskimi, Symbol "Zakaz Pedałowania" i Krzyż Celtycki nie można przypisać w sposób jednoznaczny treści o charakterze totalitarnym, nazistowskim, faszystowskim, rasistowskim i nienawiści narodowej" (</text:span><text:span text:style-name="T10">pisownia oryginału</text:span><text:span text:style-name="T12">). </text:span><text:span text:style-name="T30">Wyjściowe uzasadnienie opinii przynosi</text:span><text:span text:style-name="T107"> <text:s/>fundamentaln</text:span><text:span text:style-name="T116">ą</text:span><text:span text:style-name="T117"> </text:span><text:span text:style-name="T119">jak się wydaje</text:span><text:span text:style-name="T107"> konstatacj</text:span><text:span text:style-name="T116">ę</text:span><text:span text:style-name="T107"> </text:span><text:span text:style-name="T118">wedle której </text:span><text:span text:style-name="T108">cechą </text:span><text:span text:style-name="T109">"</text:span><text:span text:style-name="T165">znak</text:span><text:span text:style-name="T166">ów</text:span><text:span text:style-name="T165"> o długotrwałej obecności w kulturze </text:span><text:span text:style-name="T167">(rózgi liktorskie z toporem, krzyż celtyck</text:span><text:span text:style-name="T110">i)</text:span><text:span text:style-name="T99">"</text:span><text:span text:style-name="T110"> </text:span><text:span text:style-name="T108">jest "</text:span><text:span text:style-name="T166">ich naturalna wieloznaczność wynikająca z wielowiekowego zakorzenienia w tradycji europejskiej</text:span><text:span text:style-name="T108">". </text:span><text:span text:style-name="T103">Wynika z tego, </text:span><text:span text:style-name="T111">że nawet swastyka, która wszak ma wielotysieczną tradycję</text:span><text:span text:style-name="T112"> azjatycką i symbolizuje tam </text:span><text:span text:style-name="T99">szczęście i pomyślność, </text:span><text:span text:style-name="T113">dziś </text:span><text:span text:style-name="T99">prześlizgnęłaby się przez to sito</text:span><text:span text:style-name="T113">. </text:span><text:span text:style-name="T118">Konstatacja ta jest absurdalna, j</text:span><text:span text:style-name="T114">est bowiem trywializme</text:span><text:span text:style-name="T120">m</text:span><text:span text:style-name="T114"> stwierdzić, że nie istnieją </text:span><text:span text:style-name="T113">znaczące s</text:span><text:span text:style-name="T114">ymbole, które by nie ewoluowały</text:span><text:span text:style-name="T115"> w swojej historii, czyli takich, które od początku </text:span><text:span text:style-name="T113">swego istnienia utrzymały niezmienność formy i treści. </text:span><text:span text:style-name="T121">Zresztą, sama</text:span><text:span text:style-name="T131"> hitlerowska</text:span><text:span text:style-name="T121"> swastyka stała się podstawą </text:span><text:span text:style-name="T122">te</text:span><text:span text:style-name="T123">j, a nie innej </text:span><text:span text:style-name="T122">formuły krzyża celtyckiego, którą zgłosił NOP, o czym eksperci "zapomnieli" wspomnieć</text:span><text:span text:style-name="T123">, a przecież -poza wszystkim innym- ta akurat formuła nie ma za sobą wielowiekowego</text:span><text:span text:style-name="T124"> zakorzenienia w tradycji europejskiej. </text:span></text:p>
      <text:p text:style-name="P18"><text:span text:style-name="T126">Drugim kluczem wydaje się być</text:span><text:span text:style-name="T127"> </text:span><text:span text:style-name="T133">intencyjne potraktowanie </text:span><text:span text:style-name="T127">sformułowa</text:span><text:span text:style-name="T133">ń</text:span><text:span text:style-name="T127"> </text:span><text:span text:style-name="T133">semantycznych, zarówno na poziomie pojedynczych słów, jak i całych zwrotów, </text:span><text:span text:style-name="T127">jak </text:span><text:span text:style-name="T133">to ma miejsce w przypadku niezrozumiałego zastosowania</text:span><text:span text:style-name="T127"> </text:span><text:span text:style-name="T133">części </text:span><text:span text:style-name="T127">przytoczone</text:span><text:span text:style-name="T133">j</text:span><text:span text:style-name="T127"> już </text:span><text:span text:style-name="T133">dyrektywy zlecenia sądowego w brzmieniu </text:span><text:span text:style-name="T127">"j</text:span><text:span text:style-name="T169">ednoznaczne przypisanie</text:span><text:span text:style-name="T170"> </text:span><text:span text:style-name="T171">znakom </text:span><text:span text:style-name="T169">treści o </text:span><text:span text:style-name="T173">charakterze totalitarnym, nazistowskim, faszystowskim, rasistowskim i nienawiści narodowej</text:span><text:span text:style-name="T127">"</text:span><text:span text:style-name="T135">,</text:span><text:span text:style-name="T128"> przy jednoczesnym intencyjnym </text:span><text:span text:style-name="T129">potraktowaniu </text:span><text:span text:style-name="T130">sformułowania "</text:span><text:span text:style-name="T172">w szczególnośc</text:span><text:span text:style-name="T130">i"</text:span><text:span text:style-name="T132">,</text:span><text:span text:style-name="T130"> odnosząc</text:span><text:span text:style-name="T132">ego się właśnie do owego jednoznacznego przypisania. Otrzymujemy w ten sposób wybiórcze potraktowanie</text:span><text:span text:style-name="T134"> owego "</text:span><text:span text:style-name="T174">przypisania</text:span><text:span text:style-name="T134">", którym jest potraktowanie ewolucyjnie (czyli podlegających zmianie) powstałych symboli jako</text:span><text:span text:style-name="T135"> </text:span><text:span text:style-name="T134">nie podlegających </text:span><text:span text:style-name="T135">tej kwalifikacji w sposób "oczywisty"</text:span><text:span text:style-name="T136"> (takowe w zasadzie nie istnieją)</text:span><text:span text:style-name="T135">. Równie absurdalne </text:span><text:span text:style-name="T136">jest zawężenie rozumienia sformułowania "</text:span><text:span text:style-name="T175">w szczególności</text:span><text:span text:style-name="T136">" do "</text:span><text:span text:style-name="T175">wyłącznie"</text:span><text:span text:style-name="T136">. W ten sposób wyłączono </text:span><text:span text:style-name="T137">perspektywę antydyskryminacyjną i ograniczono ją do owych przypisań "t</text:span><text:span text:style-name="T173">otalitarny</text:span><text:span text:style-name="T176">ch</text:span><text:span text:style-name="T173">, nazistowski</text:span><text:span text:style-name="T176">ch</text:span><text:span text:style-name="T173">, faszystowski</text:span><text:span text:style-name="T176">ch</text:span><text:span text:style-name="T173">, rasistowski</text:span><text:span text:style-name="T176">ch</text:span><text:span text:style-name="T173"> i nienawiści narodowej</text:span><text:span text:style-name="T176">". </text:span><text:span text:style-name="T137">W swoistym wydaniu oczywiście.</text:span></text:p>
      <text:p text:style-name="P14"><text:span text:style-name="T119">Klaruje się tu </text:span><text:span text:style-name="T138">ogólna</text:span><text:span text:style-name="T120"> formuła</text:span><text:span text:style-name="T119"> argumentacyjna</text:span><text:span text:style-name="T120"> </text:span><text:span text:style-name="T119">polega</text:span><text:span text:style-name="T137">j</text:span><text:span text:style-name="T120">ąca</text:span><text:span text:style-name="T119"> na </text:span><text:span text:style-name="T139">dwu podstawowych strategiach: poł</text:span><text:span text:style-name="T140">ą</text:span><text:span text:style-name="T139">czenia </text:span><text:span text:style-name="T120">klasyczn</text:span><text:span text:style-name="T139">ego</text:span><text:span text:style-name="T120"> </text:span><text:span text:style-name="T168">pars pro toto, </text:span><text:span text:style-name="T120">gdzie fragmentaryczny argument <text:s/>będzie "pracował" za całość uzasadnienia</text:span><text:span text:style-name="T139"> i braku elementarnej koherencji wielu takich </text:span><text:span text:style-name="T177">pars pro toto</text:span><text:span text:style-name="T179">, </text:span><text:span text:style-name="T141">w tym także dbałosci o to, by jeden argument nie <text:s/>znosił innego</text:span><text:span text:style-name="T140">.</text:span><text:span text:style-name="T178"> </text:span><text:span text:style-name="T140">O</text:span><text:span text:style-name="T120">we fragmentaryczne argumenty będą dobierane pod kątem odpowiedniości ideowej i praktyki społecznej (głównie religijnej, tu: katolickiej i konserwatywo-zachowawczej)</text:span><text:span text:style-name="T123"> i zapewne eksperci liczyli na to, że wpisze się ona w szerszy kontekst funkcjonowania przestrzeni publicznej</text:span><text:span text:style-name="T125"> w tym sensie,</text:span><text:span text:style-name="T123"> że co najmniej zostanie </text:span><text:span text:style-name="T125">ona "</text:span><text:span text:style-name="T123">zrozumiana"</text:span><text:span text:style-name="T125">, a w razie pojawienia się wątpliwości, usprawiedliwiona</text:span><text:span text:style-name="T123">. Czy się przeliczyli? </text:span></text:p>
      <text:p text:style-name="P10">Przyjrzyjmy się zatem dokładniej tym symbolom i <text:span text:style-name="T205">szczegółom </text:span>ekspercki<text:span text:style-name="T205">ego</text:span> uzasadnieniom do nich.<text:span text:style-name="T222"> Nie omówimy tu wszystkich czterech przykładów w jednakowym stopniu, dla przykładu </text:span><text:s/><text:span text:style-name="T222">odniesiemy się szerzej do Krzyża Celtyckiego oraz "Zakazu Pedałowania", zaś dwa następne omówimy tylko wzmiankowo, w najbardziej poruszających aspektach.</text:span></text:p>
      <text:p text:style-name="P10"><text:span text:style-name="T222"><text:s text:c="2"/></text:span></text:p>
      <text:p text:style-name="P2"><text:span text:style-name="T16">KRZYŻ CELTYCKI:</text:span><text:span text:style-name="T10"> <text:s/></text:span></text:p>
      <text:p text:style-name="P3"><text:span text:style-name="T43">Stylizowany równoramienny krzyż celtycki w formie identycznej z zalegalizowaną dla NO</text:span><text:span text:style-name="T45">P</text:span><text:span text:style-name="T43"> jest symbolem zakazanego w Niemczech Narodowosocjalistycznego Ruchu Niemiec / Partii Pracy (Volkssozialistische Bewegung Deutschlands / Partei der Arbeit“ (VSBD/PdA)). Partia ta przejęła do swojej flagi, graficznie łudząco podobnej do flagi NSDAP, w miejsce hitlerowskiej swastyki właśnie upodobniony do niej graficznie równoramienny krzyż celtycki. Ruch ten został zdelegalizowany w Niemczech w roku 1982 i odtąd zakazane jest użycie jego symboli. Co więcej, zgodnie z wyrokiem niemieckiego Sądu Federalnego, czyli najwyższego trybunału Republiki Federalnej Niemiec z dnia </text:span><text:span text:style-name="T46">01.10.2008</text:span><text:span text:style-name="T47">, </text:span><text:span text:style-name="T43">nie wolno używać w Niemczech symbolu równoramiennego </text:span><text:soft-page-break/><text:span text:style-name="T43">krzyża celtyckiego także samego w sobie</text:span><text:span text:style-name="T44">,</text:span><text:span text:style-name="T43"> to jest bez związku z symbolami wspomnianej wyżej organizacji. W uzasadnieniu tegoż wyroku stwierdzono, że pozwolenie na użycie równoramiennego krzyża celtyckiego pozwoliłoby byłym członkom czy sympatykom zakazanego Ruchu rozpowszechnić ów symbol w przestrzeni publicznej pod pretekstem jego tradycyjnego znaczenia, faktycznie jednak byłby to publicznie obecny symbol owej organizacji. Stąd generalny zakaz użycia tego znaku. Wyrok taki jest w pełni zrozumiały w świetle powodów, dla których zdelegalizowano Narodowosocjalistyczny Ruch Niemiec / Partię Pracy – wobec sprzeczności jej idei i celów z porządkiem demokratycznym. Równoramienny krzyż celtycki odróżnia się jednak od tradycyjnego wysokiego krzyża celtyckiego (z dolnym ramieniem długim), </text:span><text:span text:style-name="T20">który jest jednym z tradycyjnych znaków celtyckiego chrześcijaństwa i </text:span><text:span text:style-name="T43">którego użycie nie jest w Niemczech zakazane. </text:span></text:p>
      <text:p text:style-name="P11">Uzasadnienie podane przez sąd niemiecki powinno dać do myślenia tym, którzy tak niefrasobliwie stwierdzają, że równoramiennemu krzyżowi celtyckiemu (oraz innym znakom Narodowego Odrodzenia Polski) „n<text:span text:style-name="T196">ie można przypisać w sposób jednoznaczny treści o charakterze totalitarnym, nazistowskim, faszystowskim, rasistowskim i nienawiści narodowe</text:span>j”. W europejskiej przestrzeni publicznej wspomniany symbol nie funkcjonuje bowiem już jedynie w swoim dawnym znaczeniu kulturowym, ale został przejęty przez ruchy neonazistowskie i naznaczony nowymi treściami. (Analogicznie kiedyś został przejęty, zawłaszczony i znieprawiony praindoeuropejski symbol swastyki.) Stąd użycie stylizowanego równoramiennego krzyża celtyckiego dzisiaj w Polsce nie może nie być traktowane jako nawiązanie do ideologii ruchów nazistowskich i znak wspólnoty ideowej z nimi. W takim świetle odpowiedni fragment ekspertyzy brzmi jednoznacznie stronniczo, co zresztą eksperci wprost mówią: „<text:span text:style-name="T196">stawiając wyżej interes strony zainteresowanej należy przyjąć, że Narodowe Odrodzenie Polski obierając ów znak za swój symbol, odwołuje się bardziej do jego katolickiej i słowiańskiej, a więc polskiej, narodowej wymowy, niż do faktu, iż symbol ten stosowany jest przez niektóre organizacje neofaszystowskie, np. Niemieckie</text:span>”. Uzasadnienie to jest po pierwsze ewidentnie <text:span text:style-name="T206">zawężone</text:span>, choć nawet wtedy nie jest w stanie zaprzeczyć nawiązaniom krzyża celtyckiego do symboliki neonazistowskiej – autorzy stwierdzają jedynie, że „ odwołuje się [on] bardziej” do wymowy katolickiej i słowiańskiej<text:span text:style-name="T206">,</text:span> niż do neonazistowskiej<text:span text:style-name="T206"> bez podania jakiejkolwiek argumentacji.</text:span> W ekspertyzie znajdziemy ponadto uwypuklenie <text:s/>akceptacji katolickiej dla „<text:span text:style-name="T196">jednej z uznanych form krzyża</text:span>” bez rozróżnienia, którego dokonały instancje niemieckie. Ten nacisk na akceptację katolicką dochodzi mimochodem do głosu także w kolejności wyrażeń: „<text:span text:style-name="T196">wymowa katolicka i słowiańska</text:span>” - choć naturalna byłaby kolejność genetyczna: słowiańska i katolicka. To są niestety ewidentne ślady świadomej lub nieświadomej manipulacji ekspertów w „<text:span text:style-name="T196">interesie strony zainteresowanej</text:span>”, jak to sami napisali, bowiem takie sformułowanie ekspertyzy zakrywa trudne do przyjęcia elementy wymowy analizowanego znaku<text:span text:style-name="T207">,</text:span> a uwypukla te, których sąd nie zakwestionuje.<text:span text:style-name="T207"> Nadto ekspertyza przywołuje jako swoisty argument protekcjonalne w swej wymowie potraktowanie intencji przyświ</text:span><text:span text:style-name="T208">e</text:span><text:span text:style-name="T207">cającej stronie niemieckiej</text:span><text:span text:style-name="T208">: "</text:span><text:span text:style-name="T197">warto mieć na uwadze historycznie zrozumiałą poprawność polityczną sądów niemieckich</text:span><text:span text:style-name="T208">". Wynika z tego jasne przesłanie, iż Niemcy przesadzają z zagrożeniem, co tłumaczyć należy ich historią, ergo: faszyzm nam nie zagraża. Gdyby jednak ktoś miał wątpliwości, to otrzymuje </text:span><text:span text:style-name="T209">truistyczną w swym charakterze uwagę, iż</text:span><text:span text:style-name="T208">: "</text:span><text:span text:style-name="T197">rozstrzygnięcia sądów niemi</text:span><text:span text:style-name="T198">e</text:span><text:span text:style-name="T197">ckich nie mają zastosowania w Polsce</text:span><text:span text:style-name="T208">"</text:span><text:span text:style-name="T209">, co przełożyć można naszym zdaniem na: "nawet jak Niemcy mają rację, to i co z tego</text:span><text:span text:style-name="T49">"</text:span><text:span text:style-name="T209">, innego bowiem "zastosowania" tego truizmu nie potrafimy wskazać. <text:s/></text:span></text:p>
      <text:p text:style-name="P12"><text:span text:style-name="T210">Dalej otrzymujemy szereg bardziej szczegółowych argumentów, z których najbardziej "godne" wspomnienia są</text:span><text:span text:style-name="T213"> </text:span><text:span text:style-name="T215">trzy. Pierwszy to a</text:span><text:span text:style-name="T213">rgument z niekompetencji kulturowej obywateli</text:span><text:span text:style-name="T210">: </text:span><text:span text:style-name="T211">"</text:span><text:span text:style-name="T199">przeciętnemu Polakowi fasces </text:span><text:span text:style-name="T200">czy</text:span><text:span text:style-name="T199"> krzyż celtycki nie mówią nic albo prawie nic</text:span><text:span text:style-name="T211">"</text:span><text:span text:style-name="T212">, co przetłumaczyć można chyba jako "niską szkodliwość procederu"</text:span><text:span text:style-name="T215">. Drugi to </text:span><text:span text:style-name="T213">argument </text:span><text:span text:style-name="T214">językowy</text:span><text:span text:style-name="T215">: </text:span><text:span text:style-name="T213">"</text:span><text:span text:style-name="T201">propagowanie czegokolwiek wiąże się z faktem posługiwania się przez nadawcę i odbiorcę takim samym kodem przekazywania informacji. </text:span><text:span text:style-name="T202">Zatem symbole te same w sobie, bez dodatkowego komentarza nie mają charakteru, o który zapytuje sąd</text:span><text:span text:style-name="T216">", co przetłumaczyć można <text:s/>chyba jako "skoro nie wiedzą o co chodzi, to nie będzie to na nich działało". <text:s/>Trzeci, z funkcyjności</text:span><text:span text:style-name="T217">, stanowiący zarazem uzupełnienie <text:s/>poprzednieg</text:span><text:span text:style-name="T218">o</text:span><text:span text:style-name="T217"> argumentu: "</text:span><text:span text:style-name="T203">natomiast w połączeniu z takowym komentar</text:span><text:span text:style-name="T204">z</text:span><text:span text:style-name="T203">em są jedynie dodatkiem do propagandy, która fun</text:span><text:span text:style-name="T204">kc</text:span><text:span text:style-name="T203">jonuje <text:s/></text:span><text:span text:style-name="T204">obok i niezależnie od nich</text:span><text:span text:style-name="T219">", co można przetłumaczyć jako "</text:span><text:span text:style-name="T220">co się będzie działo z </text:span><text:soft-page-break/><text:span text:style-name="T220">tym dalej, nas już nie obchodzi".</text:span><text:span text:style-name="T221"> </text:span></text:p>
      <text:p text:style-name="P19"><text:span text:style-name="T22">Eksperci kończą swój wywód uwagą mającą na celu pokazać brak odpowiedzialności znaku za sposób użycia, niestety zapomnieli wspomnieć o tym, że używający za użycie znaku, i że znak który został użyty w sposób niegodny czy przestępczy jest tym obciążony, o czym używający go świadomie musi wiedzieć. Warto zapamiętać ten fragment także na </text:span><text:span text:style-name="T21">malowniczość użytego</text:span><text:span text:style-name="T22"> język</text:span><text:span text:style-name="T21">a:</text:span><text:span text:style-name="T22"> "</text:span><text:span text:style-name="T13">Inaczej mówiąc, nazizm w słowach czy czynach byłby równie okrutny, gdyby </text:span><text:span text:style-name="T14">hitlerowcy witali się miast uniesieniem prawego ramienia trzykrotnym mrugnięciem lub puknięciem środkowym palcem w głowę</text:span><text:span text:style-name="T21">". Rzecz w tym, i wie to chyba niemal każde dziecko w Polsce i nie tylko w Polsce, że używali właśnie uniesienia ramienia, które to uniesienie samo w sobie stanowi - wedle życzenia ekspertów- gest niewinny, a jednak stanowi gest jednoznaczny. </text:span></text:p>
      <text:p text:style-name="P20"><text:span text:style-name="T21">Tak wygląda </text:span><text:span text:style-name="T23">swoista "</text:span><text:span text:style-name="T21">koherencja</text:span><text:span text:style-name="T23">" eksperckiego tekstu, bo trudno naszym zdaniem nazwać go rzeczywistą ekspertyzą. Wynika z niego, że </text:span><text:span text:style-name="T24">symbol ten nie ma jednoznacznej wymowy faszystowskiej, choć ją ma </text:span><text:span text:style-name="T26">już </text:span><text:span text:style-name="T24">w funkcji propagandowej </text:span><text:span text:style-name="T25">lub zyskuje wraz z</text:span><text:span text:style-name="T26"> kompetencją</text:span><text:span text:style-name="T25"> kulturową</text:span><text:span text:style-name="T26">, w tym i językową,</text:span><text:span text:style-name="T25"> użytkowników. </text:span><text:span text:style-name="T26">Dlaczego eksperci zakładają, że użytkownicy takowych kompetencji nie zyskają (skoro zakł</text:span><text:span text:style-name="T27">a</text:span><text:span text:style-name="T26">dają, że faszyzm pozostanie na tych poziomach nieczynny</text:span><text:span text:style-name="T27">)</text:span><text:span text:style-name="T26">, pozostaje dla nas </text:span><text:span text:style-name="T27">niezrozumiałe</text:span><text:span text:style-name="T26">. </text:span></text:p>
      <text:p text:style-name="P19"><text:span text:style-name="T21"/></text:p>
      <text:p text:style-name="P2"><text:span text:style-name="T16">ZNAK FALANGA –</text:span><text:span text:style-name="T10"> nawiązanie do symbolu jednej z odszczepieńczych grup przedwojennego Obozu Narodowo Radykalnego, frakcji Bolesława Piaseckiego. Także do tego symbolu trzeba odnieść uwagi sformułowane przez nas w związku z niemie</text:span><text:span text:style-name="T10">ckim zakazem równoramiennego krzyża celtyckiego: znak ten nie może być traktowany jako nieobciążony historią – bo ciąży na nim aktywność publiczna przedwojennych falangistów polskich – w szczególności ich aktywność ostro i jawnie antysemicka, kult przemocy i zakwestionowanie porządku demokratycznego. Dochodzą do tego skojarzenia z aktywnością Falangi hiszpańskiej podczas wojny domowej w Hiszpanii. W deklaracji ideowej dzisiejszego polskiego Obozu Narodowo-Radykalnego, posługującego się tym samym znakiem „falangi” znajdujemy następujący punkt: „Odrzucenie demokracji jako reżimu wrogiego Cywilizacji Europejskiej, który za miernik prawdy przyjmuje wolę większości kierującej się najczęściej niskimi pobudkami” - jak można w tego rodzaju deklaracjach nie dostrzec jednoznacznego obciążenia wspomnianego znaku treściami t</text:span><text:span text:style-name="T35">o</text:span><text:span text:style-name="T10">talitarnymi, jak to czynią cytowani eksperci, pozostaje dla nas tajemnicą. </text:span></text:p>
      <text:p text:style-name="P2"/>
      <text:p text:style-name="P21"><text:span text:style-name="T16">ZNAK "ZAKAZ PEDAŁOWANIA": </text:span><text:span text:style-name="T142">tego znaku chyba nie trzeba przedstawiać</text:span><text:span text:style-name="T143">. W</text:span><text:span text:style-name="T142"> oględnym opisie przedstawia on uproszczoną graficznie wizualizację homoseksualnego </text:span><text:span text:style-name="T144">męskiego </text:span><text:span text:style-name="T142">seksu analnego, stylizowaną </text:span><text:span text:style-name="T145">z j</text:span><text:span text:style-name="T146">ednej strony </text:span><text:span text:style-name="T142">na </text:span><text:span text:style-name="T147">wzornictw</text:span><text:span text:style-name="T146">ie postaci znajdujących się na </text:span><text:span text:style-name="T148">sygnałach świetlnych dla pieszych</text:span><text:span text:style-name="T146"> lub </text:span><text:span text:style-name="T148">oznaczeniach </text:span><text:span text:style-name="T146">męskiej toalety</text:span><text:span text:style-name="T148">, z drugiej zaś na znaku </text:span><text:span text:style-name="T145"><text:s/>drogowym </text:span><text:span text:style-name="T148">"zakaz </text:span><text:span text:style-name="T145">postoju". Wymowa znaku jest jednoznaczna: ma ona </text:span><text:span text:style-name="T144">w poniżający dla osób homoseksualnych sposób powiedzieć: nie ma miejsca dla homoseksualistów w przestrzeni publicznej. </text:span><text:span text:style-name="T149">Jest to najbardziej obsceniczny, wulgarny w swej formie i wymowie znak, z jakim przyszło się nam, i chyba nie tylko nam, do tej pory spotkać. </text:span></text:p>
      <text:p text:style-name="P21"><text:span text:style-name="T150">Właściwie nie na miejscu jest przeprowadzać analizę części ekspertyzy do niego się odnoszącej, bowiem mówi ona sama za siebie</text:span><text:span text:style-name="T151">. Niemniej, wyszczególnimy najważniejsze niesamowitości tego fragmentu. Po pierwsze, stosuje się w niej redukcję wspomnianego wyżej "w szczególności" do "wyłącznie": "</text:span><text:span text:style-name="T180">Chociaż naszym prywatnym zdaniem zasługuje on na </text:span><text:span text:style-name="T181">miano obscenicznego albo co najmniej niesmacznego (ale de gustibus non disputandum est), to i w tym wypadku trudno doszukać </text:span></text:p>
      <text:p text:style-name="P25"><text:span text:style-name="T182">się wątków faszystowskich</text:span><text:span text:style-name="T188">, </text:span><text:span text:style-name="T191">nazistowski</text:span><text:span text:style-name="T192">ch</text:span><text:span text:style-name="T191">, rasistowski</text:span><text:span text:style-name="T192">ch</text:span><text:span text:style-name="T191"> </text:span><text:span text:style-name="T193">czy też szerzących narodową </text:span><text:span text:style-name="T191">nienawiś</text:span><text:span text:style-name="T193">ć"</text:span><text:span text:style-name="T152">. Widzimy, jak bardzo wymiar godnościowy antydyskryminacyjny nie ma dla autorów znaczenia. </text:span></text:p>
      <text:p text:style-name="P23"><text:span text:style-name="T153">Mamy także do czynienia z argumentem </text:span><text:span text:style-name="T154">z kompetencji językowej, tym razem samych ekspertów (</text:span><text:span text:style-name="T155">trudno</text:span><text:span text:style-name="T154"> tu nie ironizować)</text:span><text:span text:style-name="T153">: "</text:span><text:span text:style-name="T183">Gdyby więc znak zawierał konstrukcję językową typu: 'Stop! Pedałom' można by zakazać </text:span><text:span text:style-name="T184">jego używania ze względu na publiczne gorszenie i sianie publicznego</text:span><text:span text:style-name="T185"> <text:s/></text:span><text:span text:style-name="T184">zgorszenia</text:span><text:span text:style-name="T185">. Jednakże wyraz 'pedałowanie' nie ma utrwalonego</text:span><text:span text:style-name="T186"> i automatycznie kojarzonego przez użytkowników </text:span><text:span text:style-name="T187">języka znaczenia: 'uprawiać męski seks homoseksualny' </text:span><text:span text:style-name="T156">". </text:span><text:span text:style-name="T157">Znaczenie to funkcjonuje w dyskursie publicznym i praktyce publicznej od lat. Eksperci "zapomnieli" też o kodzie </text:span><text:soft-page-break/><text:span text:style-name="T157">językowym, na który powoływali się poprzednio sami, </text:span><text:span text:style-name="T158">mianowicie, że nośnikiem znaczenia jest także obraz. Ten zaś n</text:span><text:span text:style-name="T159">iesie ze sobą znaczenie aż nadto wyraźne. </text:span></text:p>
      <text:p text:style-name="P24"><text:span text:style-name="T159">"Najciekawsze" </text:span><text:span text:style-name="T160">z punktu widzenia też naszego artykułu </text:span><text:span text:style-name="T159">jest zastosowanie argumentacji wyższego piętra, mianowicie odwołanie si</text:span><text:span text:style-name="T160">ę do "</text:span><text:span text:style-name="T189">głębszego przekazu informacji</text:span><text:span text:style-name="T160">"</text:span><text:span text:style-name="T161">, wpisanego w "</text:span><text:span text:style-name="T162">p</text:span><text:span text:style-name="T190">rogram ochrony rodziny</text:span><text:span text:style-name="T162">", który jest wszak sztandarowym hasłem NOP (kolejna ironia)</text:span><text:span text:style-name="T163">. </text:span></text:p>
      <text:p text:style-name="P26"><text:span text:style-name="T163">Gdy do tego dodamy coś spoza samej ekspertyzy, ale pochodzące z RZECZYWIŚCIE ważnego dokumentu NOP, jakim jest D</text:span><text:span text:style-name="T10">eklaracj</text:span><text:span text:style-name="T42">a</text:span><text:span text:style-name="T10"> „</text:span><text:span text:style-name="T6">Trzeciej Pozycji”</text:span><text:span text:style-name="T8">, mianowicie s</text:span><text:span text:style-name="T6">twierdzenie, że „h</text:span><text:span text:style-name="T9">omoseksualizm jest złem absolutnym</text:span><text:span text:style-name="T6">”</text:span><text:span text:style-name="T8"> otrzymujemy kolejne piętro znaczeń, od którego cierpnie nam skóra. </text:span></text:p>
      <text:p text:style-name="P1"/>
      <text:p text:style-name="P2"><text:span text:style-name="T16">ORZEŁ W KORONIE Z KRZYŻEM I RÓZGAMI LIKTORSKIMI Z TOPOREM </text:span><text:span text:style-name="T10">– autorzy ekspertyzy skupiają uwagę na wykazaniu wiel</text:span><text:span text:style-name="T40"> </text:span><text:span text:style-name="T10">oznaczności symbolu, a w szczególności na wykazaniu, że użycie w nim obrazu rózg liktorskich (fasces), które dały nazwę włoskiemu faszyzmowi jako jego symbol nie musi odnosić do faszyzmu, a raczej do silnej władzy państwowej. Autorzy przypominają również, że znak ten wykorzystywany jest w symbolice państwowej Republiki Francuskiej i Stanów Zjednoczonych.</text:span></text:p>
      <text:p text:style-name="P2"><text:span text:style-name="T10"/></text:p>
      <text:p text:style-name="P6"><text:span text:style-name="T39">GROZA</text:span></text:p>
      <text:p text:style-name="P7"><text:span text:style-name="T41">....</text:span></text:p>
      <text:p text:style-name="P22"><text:span text:style-name="T31">Tym, którzy wierzą, że to pojedynczy wyskok</text:span><text:span text:style-name="T32"> sądowy, naszym zdaniem głęboko się mylą. </text:span><text:span text:style-name="T36">Nie można tej sprawy, intencyjnie dla nas jasnej, rozważać w wyodrębnieniu od warunków społecznych. Eksperci napisali taką ekspertyzę, bo taką właśnie napisać chcieli</text:span><text:span text:style-name="T37"> i napisanie takiej ekspertyzy </text:span><text:span text:style-name="T17">BYŁO</text:span><text:span text:style-name="T18"> </text:span><text:span text:style-name="T19">MOŻLIWE</text:span><text:span text:style-name="T37">.</text:span><text:span text:style-name="T36"> </text:span><text:span text:style-name="T40">W trakcie pisania naszego artykułu mieliśmy poczucie tkwienia w absurdzie, by nie określić tego mocniej. </text:span><text:span text:style-name="T37">A</text:span><text:span text:style-name="T40">le</text:span><text:span text:style-name="T37"> względem tego </text:span><text:span text:style-name="T38">za mało jest stwierdzić, że nasza przestrzeń publiczna w tym zakresie to</text:span><text:span text:style-name="T31"> szc</text:span><text:span text:style-name="T33">zególne wydanie </text:span><text:span text:style-name="T34">kabaretu grozy, gdzie i straszno i śmieszno</text:span><text:span text:style-name="T36">, </text:span><text:span text:style-name="T38">bo być może za chwilę pozostanie z tego już </text:span><text:span text:style-name="T39">"</text:span><text:span text:style-name="T38">tylko</text:span><text:span text:style-name="T39">"</text:span><text:span text:style-name="T38"> groza. </text:span></text:p>
      <text:p text:style-name="P2"><text:span text:style-name="T15"><text:line-break/><text:line-break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PUQHDF+Arial-BoldMT" svg:font-family="PUQHDF+Arial-BoldMT"/>
    <style:font-face style:name="VAUGVE+TimesNewRomanPSMT" svg:font-family="VAUGVE+TimesNewRomanPSMT"/>
    <style:font-face style:name="DejaVu Sans1" svg:font-family="'DejaVu Sans', 'Arial Unicode MS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Arial Unicode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pl" fo:country="PL" style:letter-kerning="true" style:font-name-asian="DejaVu Sans1" style:font-size-asian="12pt" style:font-name-complex="DejaVu Sans1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agłówek1" style:family="paragraph" style:parent-style-name="Standard" style:next-style-name="Text_20_body">
      <style:paragraph-properties fo:margin-top="0.423cm" fo:margin-bottom="0.499cm" fo:keep-with-next="always"/>
      <style:text-properties style:font-name="Liberation Sans1" fo:font-size="14pt" style:font-name-asian="DejaVu Sans1" style:font-size-asian="14pt" style:font-name-complex="DejaVu Sans1" style:font-size-complex="14pt"/>
    </style:style>
    <style:style style:name="Heading_20_2" style:display-name="Heading 2" style:family="paragraph" style:parent-style-name="Nagłówek1" style:next-style-name="Text_20_body" style:default-outline-level="2" style:class="text">
      <style:text-properties style:font-name="Liberation Serif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Podpis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myślna_20_czcionka_20_akapitu" style:display-name="Domyślna czcionka akapitu" style:family="text"/>
    <style:style style:name="Footnote_20_Symbol" style:display-name="Footnote Symbol" style:family="text"/>
    <style:style style:name="Odwołanie_20_przypisu_20_dolnego" style:display-name="Odwołanie przypisu dolnego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ndnote_20_Symbol" style:display-name="Endnote Symbol" style:family="text">
      <style:text-properties style:text-position="super 58%"/>
    </style:style>
    <style:style style:name="WW-Znaki_20_przypisów_20_końcowych" style:display-name="WW-Znaki przypisów końcowych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894f54"/>
    </style:style>
    <style:style style:name="MP2" style:family="paragraph" style:parent-style-name="Footer">
      <style:text-properties officeooo:paragraph-rsid="0068562f"/>
    </style:style>
    <style:style style:name="MT1" style:family="text">
      <style:text-properties officeooo:rsid="00894f54"/>
    </style:style>
    <style:style style:name="MT2" style:family="text">
      <style:text-properties officeooo:rsid="0068562f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  <style:footer>
        <text:p text:style-name="MP2"><text:span text:style-name="MT2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2T10:12:00</meta:creation-date>
    <dc:date>2011-11-22T22:41:04</dc:date>
    <meta:editing-cycles>7</meta:editing-cycles>
    <meta:editing-duration>PT05H44M04S</meta:editing-duration>
    <meta:generator>OpenOffice.org/3.2$Linux OpenOffice.org_project/320m15$Build-9492</meta:generator>
    <meta:document-statistic meta:table-count="0" meta:image-count="0" meta:object-count="0" meta:page-count="6" meta:paragraph-count="38" meta:word-count="3139" meta:character-count="23718"/>
    <meta:user-defined meta:name="Informacja 1"/>
    <meta:user-defined meta:name="Informacja 2"/>
    <meta:user-defined meta:name="Informacja 3"/>
    <meta:user-defined meta:name="Informacja 4"/>
  </office:meta>
</office:document-meta>
</file>